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13b9c6" officeooo:paragraph-rsid="000ecdc1"/>
    </style:style>
    <style:style style:name="P3" style:family="paragraph" style:parent-style-name="Standard">
      <style:text-properties fo:font-size="16pt" fo:font-weight="bold" officeooo:rsid="0020d2b6" officeooo:paragraph-rsid="0020d2b6" style:font-size-asian="16pt" style:font-weight-asian="bold" style:font-size-complex="16pt" style:font-weight-complex="bold"/>
    </style:style>
    <style:style style:name="P4" style:family="paragraph" style:parent-style-name="Standard">
      <style:text-properties officeooo:rsid="00227283" officeooo:paragraph-rsid="00227283"/>
    </style:style>
    <style:style style:name="P5" style:family="paragraph" style:parent-style-name="Standard">
      <style:text-properties officeooo:rsid="00227283" officeooo:paragraph-rsid="0028b236"/>
    </style:style>
    <style:style style:name="P6" style:family="paragraph" style:parent-style-name="Standard">
      <style:text-properties officeooo:rsid="00227283" officeooo:paragraph-rsid="00247eb4"/>
    </style:style>
    <style:style style:name="P7" style:family="paragraph" style:parent-style-name="Standard">
      <style:text-properties officeooo:rsid="00227283" officeooo:paragraph-rsid="00251f5d"/>
    </style:style>
    <style:style style:name="P8" style:family="paragraph" style:parent-style-name="Standard">
      <style:text-properties officeooo:rsid="00227283" officeooo:paragraph-rsid="002aecb4"/>
    </style:style>
    <style:style style:name="P9" style:family="paragraph" style:parent-style-name="Standard">
      <style:text-properties officeooo:rsid="00227283" officeooo:paragraph-rsid="002f01b6"/>
    </style:style>
    <style:style style:name="P10" style:family="paragraph" style:parent-style-name="Standard">
      <style:text-properties officeooo:rsid="00227283" officeooo:paragraph-rsid="002ff5df"/>
    </style:style>
    <style:style style:name="P11" style:family="paragraph" style:parent-style-name="Standard">
      <style:text-properties officeooo:rsid="00227283" officeooo:paragraph-rsid="00330108"/>
    </style:style>
    <style:style style:name="P12" style:family="paragraph" style:parent-style-name="Standard">
      <style:text-properties officeooo:rsid="00227283" officeooo:paragraph-rsid="00385262"/>
    </style:style>
    <style:style style:name="P13" style:family="paragraph" style:parent-style-name="Standard">
      <style:text-properties officeooo:paragraph-rsid="00227283"/>
    </style:style>
    <style:style style:name="P14" style:family="paragraph" style:parent-style-name="Standard">
      <style:text-properties officeooo:rsid="000ecdc1" officeooo:paragraph-rsid="00227283"/>
    </style:style>
    <style:style style:name="P15" style:family="paragraph" style:parent-style-name="Standard">
      <style:text-properties officeooo:rsid="00247eb4" officeooo:paragraph-rsid="00227283"/>
    </style:style>
    <style:style style:name="P16" style:family="paragraph" style:parent-style-name="Standard">
      <style:text-properties fo:font-weight="bold" officeooo:rsid="00227283" officeooo:paragraph-rsid="00227283" style:font-weight-asian="bold" style:font-weight-complex="bold"/>
    </style:style>
    <style:style style:name="P17" style:family="paragraph" style:parent-style-name="Standard">
      <style:text-properties fo:font-weight="bold" officeooo:rsid="004ad798" officeooo:paragraph-rsid="004ad798" style:font-weight-asian="bold" style:font-weight-complex="bold"/>
    </style:style>
    <style:style style:name="P18" style:family="paragraph" style:parent-style-name="Standard">
      <style:text-properties fo:font-weight="bold" officeooo:rsid="004c4da5" officeooo:paragraph-rsid="004c4da5" style:font-weight-asian="bold" style:font-weight-complex="bold"/>
    </style:style>
    <style:style style:name="P19" style:family="paragraph" style:parent-style-name="Standard">
      <style:text-properties fo:font-weight="bold" officeooo:rsid="0050ff40" officeooo:paragraph-rsid="0050ff40" style:font-weight-asian="bold" style:font-weight-complex="bold"/>
    </style:style>
    <style:style style:name="P20" style:family="paragraph" style:parent-style-name="Standard">
      <style:text-properties officeooo:rsid="002aecb4" officeooo:paragraph-rsid="002aecb4"/>
    </style:style>
    <style:style style:name="P21" style:family="paragraph" style:parent-style-name="Standard">
      <style:text-properties officeooo:rsid="0037eef2" officeooo:paragraph-rsid="0037eef2"/>
    </style:style>
    <style:style style:name="P22" style:family="paragraph" style:parent-style-name="Standard">
      <style:text-properties officeooo:rsid="00385262" officeooo:paragraph-rsid="00385262"/>
    </style:style>
    <style:style style:name="P23" style:family="paragraph" style:parent-style-name="Standard">
      <style:text-properties officeooo:rsid="00385262" officeooo:paragraph-rsid="00444544"/>
    </style:style>
    <style:style style:name="P24" style:family="paragraph" style:parent-style-name="Standard">
      <style:text-properties officeooo:rsid="00385262" officeooo:paragraph-rsid="0045b29e"/>
    </style:style>
    <style:style style:name="P25" style:family="paragraph" style:parent-style-name="Standard">
      <style:text-properties officeooo:rsid="00385262" officeooo:paragraph-rsid="004a622e"/>
    </style:style>
    <style:style style:name="P26" style:family="paragraph" style:parent-style-name="Standard">
      <style:text-properties officeooo:rsid="00385262" officeooo:paragraph-rsid="004c4da5"/>
    </style:style>
    <style:style style:name="P27" style:family="paragraph" style:parent-style-name="Standard">
      <style:text-properties officeooo:rsid="00385262" officeooo:paragraph-rsid="004e3d2e"/>
    </style:style>
    <style:style style:name="P28" style:family="paragraph" style:parent-style-name="Standard">
      <style:text-properties officeooo:rsid="00385262" officeooo:paragraph-rsid="0050ff40"/>
    </style:style>
    <style:style style:name="P29" style:family="paragraph" style:parent-style-name="Standard">
      <style:text-properties officeooo:rsid="0038717b" officeooo:paragraph-rsid="0038717b"/>
    </style:style>
    <style:style style:name="P30" style:family="paragraph" style:parent-style-name="Standard">
      <style:text-properties officeooo:rsid="0039b16f" officeooo:paragraph-rsid="0039b16f"/>
    </style:style>
    <style:style style:name="P31" style:family="paragraph" style:parent-style-name="Standard">
      <style:text-properties officeooo:rsid="003a9feb" officeooo:paragraph-rsid="003a9feb"/>
    </style:style>
    <style:style style:name="P32" style:family="paragraph" style:parent-style-name="Standard">
      <style:text-properties officeooo:rsid="003bb75f" officeooo:paragraph-rsid="003bb75f"/>
    </style:style>
    <style:style style:name="P33" style:family="paragraph" style:parent-style-name="Standard">
      <style:text-properties officeooo:rsid="003d6f2e" officeooo:paragraph-rsid="003d6f2e"/>
    </style:style>
    <style:style style:name="P34" style:family="paragraph" style:parent-style-name="Standard">
      <style:text-properties officeooo:rsid="003d6f2e" officeooo:paragraph-rsid="0040f1d2"/>
    </style:style>
    <style:style style:name="P35" style:family="paragraph" style:parent-style-name="Standard">
      <style:text-properties officeooo:rsid="003d6f2e" officeooo:paragraph-rsid="004158ac"/>
    </style:style>
    <style:style style:name="P36" style:family="paragraph" style:parent-style-name="Standard">
      <style:text-properties officeooo:rsid="003d6f2e" officeooo:paragraph-rsid="00426d98"/>
    </style:style>
    <style:style style:name="P37" style:family="paragraph" style:parent-style-name="Standard">
      <style:text-properties officeooo:rsid="00444544" officeooo:paragraph-rsid="00444544"/>
    </style:style>
    <style:style style:name="P38" style:family="paragraph" style:parent-style-name="Standard">
      <style:text-properties officeooo:rsid="00444544" officeooo:paragraph-rsid="0045b29e"/>
    </style:style>
    <style:style style:name="P39" style:family="paragraph" style:parent-style-name="Standard">
      <style:text-properties officeooo:rsid="0045b29e" officeooo:paragraph-rsid="0045b29e"/>
    </style:style>
    <style:style style:name="P40" style:family="paragraph" style:parent-style-name="Standard">
      <style:text-properties officeooo:rsid="0045b29e" officeooo:paragraph-rsid="004a622e"/>
    </style:style>
    <style:style style:name="P41" style:family="paragraph" style:parent-style-name="Standard">
      <style:text-properties officeooo:rsid="0045b29e" officeooo:paragraph-rsid="004c4da5"/>
    </style:style>
    <style:style style:name="P42" style:family="paragraph" style:parent-style-name="Standard">
      <style:text-properties officeooo:rsid="004a622e" officeooo:paragraph-rsid="004a622e"/>
    </style:style>
    <style:style style:name="P43" style:family="paragraph" style:parent-style-name="Standard">
      <style:text-properties officeooo:rsid="004ab65b" officeooo:paragraph-rsid="004ab65b"/>
    </style:style>
    <style:style style:name="P44" style:family="paragraph" style:parent-style-name="Standard">
      <style:text-properties officeooo:rsid="004ad798" officeooo:paragraph-rsid="004ad798"/>
    </style:style>
    <style:style style:name="P45" style:family="paragraph" style:parent-style-name="Standard">
      <style:text-properties officeooo:rsid="004c4da5" officeooo:paragraph-rsid="004c4da5"/>
    </style:style>
    <style:style style:name="P46" style:family="paragraph" style:parent-style-name="Standard">
      <style:text-properties officeooo:rsid="004c4da5" officeooo:paragraph-rsid="004e3d2e"/>
    </style:style>
    <style:style style:name="P47" style:family="paragraph" style:parent-style-name="Standard">
      <style:text-properties fo:font-weight="normal" officeooo:rsid="004c4da5" officeooo:paragraph-rsid="004c4da5" style:font-weight-asian="normal" style:font-weight-complex="normal"/>
    </style:style>
    <style:style style:name="P48" style:family="paragraph" style:parent-style-name="Standard">
      <style:text-properties officeooo:rsid="004e3d2e" officeooo:paragraph-rsid="004e3d2e"/>
    </style:style>
    <style:style style:name="P49" style:family="paragraph" style:parent-style-name="Standard">
      <style:text-properties officeooo:paragraph-rsid="004e3d2e"/>
    </style:style>
    <style:style style:name="P50" style:family="paragraph" style:parent-style-name="Standard">
      <style:text-properties officeooo:rsid="0050ff40" officeooo:paragraph-rsid="0050ff40"/>
    </style:style>
    <style:style style:name="P51" style:family="paragraph" style:parent-style-name="Preformatted_20_Text">
      <style:text-properties officeooo:rsid="00247eb4" officeooo:paragraph-rsid="00247eb4"/>
    </style:style>
    <style:style style:name="P52" style:family="paragraph" style:parent-style-name="Preformatted_20_Text">
      <style:text-properties officeooo:rsid="000ecdc1" officeooo:paragraph-rsid="00247eb4"/>
    </style:style>
    <style:style style:name="P53" style:family="paragraph" style:parent-style-name="Preformatted_20_Text">
      <style:text-properties officeooo:rsid="00227283" officeooo:paragraph-rsid="00247eb4"/>
    </style:style>
    <style:style style:name="P54" style:family="paragraph" style:parent-style-name="Preformatted_20_Text">
      <style:text-properties officeooo:rsid="00227283" officeooo:paragraph-rsid="00251f5d"/>
    </style:style>
    <style:style style:name="P55" style:family="paragraph" style:parent-style-name="Preformatted_20_Text">
      <style:text-properties officeooo:rsid="00227283" officeooo:paragraph-rsid="00318a87"/>
    </style:style>
    <style:style style:name="P56" style:family="paragraph" style:parent-style-name="Preformatted_20_Text">
      <style:text-properties officeooo:rsid="00227283" officeooo:paragraph-rsid="00385262"/>
    </style:style>
    <style:style style:name="P57" style:family="paragraph" style:parent-style-name="Preformatted_20_Text">
      <style:text-properties officeooo:rsid="00227283" officeooo:paragraph-rsid="0038717b"/>
    </style:style>
    <style:style style:name="P58" style:family="paragraph" style:parent-style-name="Preformatted_20_Text">
      <style:text-properties officeooo:rsid="00251f5d" officeooo:paragraph-rsid="00251f5d"/>
    </style:style>
    <style:style style:name="P59" style:family="paragraph" style:parent-style-name="Preformatted_20_Text">
      <style:text-properties officeooo:rsid="00318a87" officeooo:paragraph-rsid="00318a87"/>
    </style:style>
    <style:style style:name="P60" style:family="paragraph" style:parent-style-name="Preformatted_20_Text">
      <style:text-properties officeooo:rsid="00385262" officeooo:paragraph-rsid="00385262"/>
    </style:style>
    <style:style style:name="P61" style:family="paragraph" style:parent-style-name="Preformatted_20_Text">
      <style:text-properties officeooo:rsid="0038717b" officeooo:paragraph-rsid="0038717b"/>
    </style:style>
    <style:style style:name="P62" style:family="paragraph" style:parent-style-name="Preformatted_20_Text">
      <style:text-properties officeooo:rsid="0045b29e" officeooo:paragraph-rsid="0045b29e"/>
    </style:style>
    <style:style style:name="P63" style:family="paragraph" style:parent-style-name="Preformatted_20_Text">
      <style:text-properties officeooo:rsid="0045b29e" officeooo:paragraph-rsid="00482084"/>
    </style:style>
    <style:style style:name="P64" style:family="paragraph" style:parent-style-name="Preformatted_20_Text">
      <style:text-properties officeooo:paragraph-rsid="0045b29e"/>
    </style:style>
    <style:style style:name="P65" style:family="paragraph" style:parent-style-name="Preformatted_20_Text">
      <style:text-properties officeooo:paragraph-rsid="00482084"/>
    </style:style>
    <style:style style:name="P66" style:family="paragraph" style:parent-style-name="Preformatted_20_Text">
      <style:text-properties officeooo:paragraph-rsid="004c4da5"/>
    </style:style>
    <style:style style:name="P67" style:family="paragraph" style:parent-style-name="Preformatted_20_Text">
      <style:text-properties officeooo:rsid="004e3d2e" officeooo:paragraph-rsid="004f3ac8"/>
    </style:style>
    <style:style style:name="P68" style:family="paragraph" style:parent-style-name="Preformatted_20_Text">
      <style:text-properties officeooo:paragraph-rsid="004f3ac8"/>
    </style:style>
    <style:style style:name="P69" style:family="paragraph" style:parent-style-name="Preformatted_20_Text">
      <style:text-properties officeooo:rsid="0050ff40" officeooo:paragraph-rsid="0050ff40"/>
    </style:style>
    <style:style style:name="P70" style:family="paragraph" style:parent-style-name="Standard">
      <style:paragraph-properties fo:margin-left="1.251cm" fo:margin-right="0cm" fo:text-indent="0cm" style:auto-text-indent="false"/>
      <style:text-properties officeooo:rsid="00227283" officeooo:paragraph-rsid="00251f5d"/>
    </style:style>
    <style:style style:name="P71" style:family="paragraph" style:parent-style-name="Standard">
      <style:paragraph-properties fo:margin-left="1.251cm" fo:margin-right="0cm" fo:text-indent="0cm" style:auto-text-indent="false"/>
      <style:text-properties officeooo:rsid="00227283" officeooo:paragraph-rsid="002ff5df"/>
    </style:style>
    <style:style style:name="P72" style:family="paragraph" style:parent-style-name="Standard">
      <style:paragraph-properties fo:margin-left="1.251cm" fo:margin-right="0cm" fo:text-indent="0cm" style:auto-text-indent="false"/>
      <style:text-properties officeooo:rsid="00444544" officeooo:paragraph-rsid="0045b29e"/>
    </style:style>
    <style:style style:name="P73" style:family="paragraph" style:parent-style-name="Standard">
      <style:paragraph-properties fo:margin-left="1.251cm" fo:margin-right="0cm" fo:text-indent="0cm" style:auto-text-indent="false"/>
      <style:text-properties officeooo:rsid="0045b29e" officeooo:paragraph-rsid="0045b29e"/>
    </style:style>
    <style:style style:name="P74" style:family="paragraph" style:parent-style-name="Standard">
      <style:paragraph-properties fo:margin-left="1.251cm" fo:margin-right="0cm" fo:text-indent="0cm" style:auto-text-indent="false"/>
      <style:text-properties officeooo:rsid="004c4da5" officeooo:paragraph-rsid="004c4da5"/>
    </style:style>
    <style:style style:name="P75" style:family="paragraph" style:parent-style-name="Standard">
      <style:paragraph-properties fo:margin-left="1.251cm" fo:margin-right="0cm" fo:text-indent="0cm" style:auto-text-indent="false"/>
      <style:text-properties officeooo:rsid="004c4da5" officeooo:paragraph-rsid="0050ff40"/>
    </style:style>
    <style:style style:name="P76" style:family="paragraph" style:parent-style-name="Standard">
      <style:paragraph-properties fo:margin-left="1.251cm" fo:margin-right="0cm" fo:text-indent="0cm" style:auto-text-indent="false"/>
      <style:text-properties officeooo:rsid="0050ff40" officeooo:paragraph-rsid="0050ff40"/>
    </style:style>
    <style:style style:name="P77" style:family="paragraph" style:parent-style-name="Preformatted_20_Text">
      <style:paragraph-properties fo:margin-left="1.251cm" fo:margin-right="0cm" fo:text-indent="0cm" style:auto-text-indent="false"/>
      <style:text-properties officeooo:rsid="0050ff40" officeooo:paragraph-rsid="0050ff40"/>
    </style:style>
    <style:style style:name="P78" style:family="paragraph" style:parent-style-name="Standard">
      <style:paragraph-properties fo:break-before="page"/>
      <style:text-properties officeooo:rsid="0013b9c6" officeooo:paragraph-rsid="000ecdc1"/>
    </style:style>
    <style:style style:name="P79" style:family="paragraph" style:parent-style-name="Standard">
      <style:paragraph-properties fo:margin-left="0cm" fo:margin-right="0cm" fo:text-indent="0cm" style:auto-text-indent="false"/>
      <style:text-properties officeooo:rsid="004c4da5" officeooo:paragraph-rsid="004c4da5"/>
    </style:style>
    <style:style style:name="P80" style:family="paragraph" style:parent-style-name="Standard" style:list-style-name="L1">
      <style:text-properties officeooo:rsid="00227283" officeooo:paragraph-rsid="0028b236"/>
    </style:style>
    <style:style style:name="P81" style:family="paragraph" style:parent-style-name="Standard" style:list-style-name="L1">
      <style:text-properties officeooo:rsid="00227283" officeooo:paragraph-rsid="00227283"/>
    </style:style>
    <style:style style:name="P82" style:family="paragraph" style:parent-style-name="Standard" style:list-style-name="L2">
      <style:text-properties officeooo:rsid="00227283" officeooo:paragraph-rsid="00227283"/>
    </style:style>
    <style:style style:name="P83" style:family="paragraph" style:parent-style-name="Standard" style:list-style-name="L3">
      <style:text-properties officeooo:rsid="00227283" officeooo:paragraph-rsid="00227283"/>
    </style:style>
    <style:style style:name="P84" style:family="paragraph" style:parent-style-name="Standard" style:list-style-name="L5">
      <style:text-properties officeooo:rsid="00227283" officeooo:paragraph-rsid="00291cb6"/>
    </style:style>
    <style:style style:name="P85" style:family="paragraph" style:parent-style-name="Standard" style:list-style-name="L6">
      <style:text-properties officeooo:rsid="00227283" officeooo:paragraph-rsid="00227283"/>
    </style:style>
    <style:style style:name="P86" style:family="paragraph" style:parent-style-name="Standard" style:list-style-name="L7">
      <style:text-properties officeooo:rsid="00227283" officeooo:paragraph-rsid="00227283"/>
    </style:style>
    <style:style style:name="P87" style:family="paragraph" style:parent-style-name="Standard" style:list-style-name="L8">
      <style:text-properties officeooo:rsid="00227283" officeooo:paragraph-rsid="00227283"/>
    </style:style>
    <style:style style:name="P88" style:family="paragraph" style:parent-style-name="Standard">
      <style:text-properties officeooo:rsid="00227283" officeooo:paragraph-rsid="00227283"/>
    </style:style>
    <style:style style:name="P89" style:family="paragraph" style:parent-style-name="Standard">
      <style:text-properties officeooo:rsid="00227283" officeooo:paragraph-rsid="0053a011"/>
    </style:style>
    <style:style style:name="P90" style:family="paragraph" style:parent-style-name="Standard" style:list-style-name="L4">
      <style:text-properties officeooo:rsid="0028b236" officeooo:paragraph-rsid="0028b236"/>
    </style:style>
    <style:style style:name="P91" style:family="paragraph" style:parent-style-name="Standard" style:list-style-name="L5">
      <style:text-properties officeooo:rsid="00291cb6" officeooo:paragraph-rsid="00291cb6"/>
    </style:style>
    <style:style style:name="P92" style:family="paragraph" style:parent-style-name="Standard" style:list-style-name="L9">
      <style:text-properties officeooo:rsid="0039b16f" officeooo:paragraph-rsid="0039b16f"/>
    </style:style>
    <style:style style:name="P93" style:family="paragraph" style:parent-style-name="Standard" style:list-style-name="L10">
      <style:text-properties officeooo:rsid="003bb75f" officeooo:paragraph-rsid="003bb75f"/>
    </style:style>
    <style:style style:name="P94" style:family="paragraph" style:parent-style-name="Standard" style:list-style-name="L11">
      <style:text-properties officeooo:rsid="003d6f2e" officeooo:paragraph-rsid="003d6f2e"/>
    </style:style>
    <style:style style:name="P95" style:family="paragraph" style:parent-style-name="Standard" style:list-style-name="L12">
      <style:text-properties officeooo:rsid="003d6f2e" officeooo:paragraph-rsid="0040f1d2"/>
    </style:style>
    <style:style style:name="P96" style:family="paragraph" style:parent-style-name="Standard" style:list-style-name="L13">
      <style:text-properties officeooo:rsid="003d6f2e" officeooo:paragraph-rsid="004158ac"/>
    </style:style>
    <style:style style:name="P97" style:family="paragraph" style:parent-style-name="Standard" style:list-style-name="L13">
      <style:text-properties fo:font-weight="bold" officeooo:rsid="004158ac" officeooo:paragraph-rsid="004158ac" style:font-weight-asian="bold" style:font-weight-complex="bold"/>
    </style:style>
    <style:style style:name="P98" style:family="paragraph" style:parent-style-name="Standard" style:list-style-name="L13">
      <style:text-properties officeooo:rsid="004158ac" officeooo:paragraph-rsid="004158ac"/>
    </style:style>
    <style:style style:name="P99" style:family="paragraph" style:parent-style-name="Standard" style:list-style-name="L14">
      <style:text-properties officeooo:paragraph-rsid="00426d98"/>
    </style:style>
    <style:style style:name="P100" style:family="paragraph" style:parent-style-name="Contents_20_5">
      <style:paragraph-properties>
        <style:tab-stops>
          <style:tab-stop style:position="15.406cm" style:type="right" style:leader-style="dotted" style:leader-text="."/>
        </style:tab-stops>
      </style:paragraph-properties>
    </style:style>
    <style:style style:name="P101" style:family="paragraph" style:parent-style-name="Heading_20_5">
      <style:text-properties officeooo:paragraph-rsid="002aecb4"/>
    </style:style>
    <style:style style:name="P102" style:family="paragraph" style:parent-style-name="Heading_20_5">
      <style:text-properties officeooo:paragraph-rsid="0040f1d2"/>
    </style:style>
    <style:style style:name="P103" style:family="paragraph" style:parent-style-name="Heading_20_5">
      <style:text-properties officeooo:paragraph-rsid="004158ac"/>
    </style:style>
    <style:style style:name="P104" style:family="paragraph" style:parent-style-name="Heading_20_5">
      <style:text-properties officeooo:paragraph-rsid="00426d98"/>
    </style:style>
    <style:style style:name="P105" style:family="paragraph" style:parent-style-name="Heading_20_5">
      <style:text-properties officeooo:rsid="00444544" officeooo:paragraph-rsid="00444544"/>
    </style:style>
    <style:style style:name="P106" style:family="paragraph" style:parent-style-name="Heading_20_5">
      <style:text-properties officeooo:rsid="00444544" officeooo:paragraph-rsid="0045b29e"/>
    </style:style>
    <style:style style:name="P107" style:family="paragraph" style:parent-style-name="Heading_20_5">
      <style:text-properties officeooo:rsid="00444544" officeooo:paragraph-rsid="004a622e"/>
    </style:style>
    <style:style style:name="P108" style:family="paragraph" style:parent-style-name="Heading_20_5">
      <style:text-properties officeooo:rsid="00444544" officeooo:paragraph-rsid="004c4da5"/>
    </style:style>
    <style:style style:name="P109" style:family="paragraph" style:parent-style-name="Heading_20_5">
      <style:text-properties officeooo:rsid="0045b29e" officeooo:paragraph-rsid="0045b29e"/>
    </style:style>
    <style:style style:name="P110" style:family="paragraph" style:parent-style-name="Heading_20_5">
      <style:text-properties officeooo:rsid="004c4da5" officeooo:paragraph-rsid="004c4da5"/>
    </style:style>
    <style:style style:name="P111" style:family="paragraph" style:parent-style-name="Heading_20_5">
      <style:text-properties officeooo:rsid="004c4da5" officeooo:paragraph-rsid="004e3d2e"/>
    </style:style>
    <style:style style:name="P112" style:family="paragraph" style:parent-style-name="Heading_20_5">
      <style:text-properties officeooo:rsid="0050ff40" officeooo:paragraph-rsid="0050ff40"/>
    </style:style>
    <style:style style:name="P113" style:family="paragraph" style:parent-style-name="Heading_20_5">
      <style:text-properties officeooo:paragraph-rsid="0053a011"/>
    </style:style>
    <style:style style:name="T1" style:family="text">
      <style:text-properties officeooo:rsid="001e47b6"/>
    </style:style>
    <style:style style:name="T2" style:family="text">
      <style:text-properties officeooo:rsid="00227283"/>
    </style:style>
    <style:style style:name="T3" style:family="text">
      <style:text-properties officeooo:rsid="00251f5d"/>
    </style:style>
    <style:style style:name="T4" style:family="text">
      <style:text-properties fo:font-weight="bold" style:font-weight-asian="bold" style:font-weight-complex="bold"/>
    </style:style>
    <style:style style:name="T5" style:family="text">
      <style:text-properties fo:font-weight="bold" officeooo:rsid="0028b236" style:font-weight-asian="bold" style:font-weight-complex="bold"/>
    </style:style>
    <style:style style:name="T6" style:family="text">
      <style:text-properties fo:font-weight="bold" officeooo:rsid="00291cb6" style:font-weight-asian="bold" style:font-weight-complex="bold"/>
    </style:style>
    <style:style style:name="T7" style:family="text">
      <style:text-properties fo:font-weight="bold" officeooo:rsid="002b6dec" style:font-weight-asian="bold" style:font-weight-complex="bold"/>
    </style:style>
    <style:style style:name="T8" style:family="text">
      <style:text-properties fo:font-weight="bold" officeooo:rsid="002d5a99" style:font-weight-asian="bold" style:font-weight-complex="bold"/>
    </style:style>
    <style:style style:name="T9" style:family="text">
      <style:text-properties fo:font-weight="bold" officeooo:rsid="002ff5df" style:font-weight-asian="bold" style:font-weight-complex="bold"/>
    </style:style>
    <style:style style:name="T10" style:family="text">
      <style:text-properties fo:font-weight="bold" officeooo:rsid="00348884" style:font-weight-asian="bold" style:font-weight-complex="bold"/>
    </style:style>
    <style:style style:name="T11" style:family="text">
      <style:text-properties fo:font-weight="bold" officeooo:rsid="00364165" style:font-weight-asian="bold" style:font-weight-complex="bold"/>
    </style:style>
    <style:style style:name="T12" style:family="text">
      <style:text-properties fo:font-weight="bold" officeooo:rsid="0040f1d2" style:font-weight-asian="bold" style:font-weight-complex="bold"/>
    </style:style>
    <style:style style:name="T13" style:family="text">
      <style:text-properties fo:font-weight="bold" officeooo:rsid="004158ac" style:font-weight-asian="bold" style:font-weight-complex="bold"/>
    </style:style>
    <style:style style:name="T14" style:family="text">
      <style:text-properties fo:font-weight="bold" officeooo:rsid="00426d98" style:font-weight-asian="bold" style:font-weight-complex="bold"/>
    </style:style>
    <style:style style:name="T15" style:family="text">
      <style:text-properties officeooo:rsid="0028b236"/>
    </style:style>
    <style:style style:name="T16" style:family="text">
      <style:text-properties officeooo:rsid="00291cb6"/>
    </style:style>
    <style:style style:name="T17" style:family="text">
      <style:text-properties officeooo:rsid="002aecb4"/>
    </style:style>
    <style:style style:name="T18" style:family="text">
      <style:text-properties officeooo:rsid="002d5a99"/>
    </style:style>
    <style:style style:name="T19" style:family="text">
      <style:text-properties fo:font-weight="normal" style:font-weight-asian="normal" style:font-weight-complex="normal"/>
    </style:style>
    <style:style style:name="T20" style:family="text">
      <style:text-properties fo:font-weight="normal" officeooo:rsid="00348884" style:font-weight-asian="normal" style:font-weight-complex="normal"/>
    </style:style>
    <style:style style:name="T21" style:family="text">
      <style:text-properties fo:font-weight="normal" officeooo:rsid="004158ac" style:font-weight-asian="normal" style:font-weight-complex="normal"/>
    </style:style>
    <style:style style:name="T22" style:family="text">
      <style:text-properties fo:font-weight="normal" officeooo:rsid="00426d98" style:font-weight-asian="normal" style:font-weight-complex="normal"/>
    </style:style>
    <style:style style:name="T23" style:family="text">
      <style:text-properties officeooo:rsid="002f01b6"/>
    </style:style>
    <style:style style:name="T24" style:family="text">
      <style:text-properties officeooo:rsid="002ff5df"/>
    </style:style>
    <style:style style:name="T25" style:family="text">
      <style:text-properties officeooo:rsid="00318a87"/>
    </style:style>
    <style:style style:name="T26" style:family="text">
      <style:text-properties officeooo:rsid="00330108"/>
    </style:style>
    <style:style style:name="T27" style:family="text">
      <style:text-properties officeooo:rsid="00364165"/>
    </style:style>
    <style:style style:name="T28" style:family="text">
      <style:text-properties officeooo:rsid="003d6f2e"/>
    </style:style>
    <style:style style:name="T29" style:family="text">
      <style:text-properties officeooo:rsid="0040f1d2"/>
    </style:style>
    <style:style style:name="T30" style:family="text">
      <style:text-properties officeooo:rsid="004158ac"/>
    </style:style>
    <style:style style:name="T31" style:family="text">
      <style:text-properties officeooo:rsid="00426d98"/>
    </style:style>
    <style:style style:name="T32" style:family="text">
      <style:text-properties officeooo:rsid="0045b29e"/>
    </style:style>
    <style:style style:name="T33" style:family="text">
      <style:text-properties officeooo:rsid="00482084"/>
    </style:style>
    <style:style style:name="T34" style:family="text">
      <style:text-properties officeooo:rsid="004a622e"/>
    </style:style>
    <style:style style:name="T35" style:family="text">
      <style:text-properties officeooo:rsid="004ad798"/>
    </style:style>
    <style:style style:name="T36" style:family="text">
      <style:text-properties officeooo:rsid="004c4da5"/>
    </style:style>
    <style:style style:name="T37" style:family="text">
      <style:text-properties officeooo:rsid="004f3ac8"/>
    </style:style>
    <style:style style:name="T38" style:family="text">
      <style:text-properties style:font-name="Liberation Serif1" officeooo:rsid="0050ff40"/>
    </style:style>
    <style:style style:name="T39" style:family="text">
      <style:text-properties officeooo:rsid="0053a01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QL Server –<text:span text:style-name="T2"> General Interview Questions</text:span></text:p>
      <text:p text:style-name="P2"/>
      <text:h text:style-name="Heading_20_5" text:outline-level="5"><text:bookmark-start text:name="__RefHeading___Toc2149_1264562886"/>Which TCP/IP port does SQL Server run on? How can it be changed?<text:bookmark-end text:name="__RefHeading___Toc2149_1264562886"/></text:h>
      <text:p text:style-name="P4"/>
      <text:p text:style-name="P4">SQL Server runs on port <text:span text:style-name="T4">1433</text:span>. It can be changed from the Network Utility TCP/IP properties.</text:p>
      <text:p text:style-name="P4"/>
      <text:h text:style-name="Heading_20_5" text:outline-level="5"><text:bookmark-start text:name="__RefHeading___Toc2151_1264562886"/>What are the difference between clustered and a non-clustered index?<text:bookmark-end text:name="__RefHeading___Toc2151_1264562886"/></text:h>
      <text:p text:style-name="P4"/>
      <text:list xml:id="list3424619327722475431" text:style-name="L1">
        <text:list-item>
          <text:p text:style-name="P80"><text:span text:style-name="T5">A clustered index</text:span><text:span text:style-name="T15"> is a special type of index that reorders the way records in the table are physically stored.</text:span> Therefore table can have only one clustered index. The leaf nodes of a clustered index contain the data pages. <text:span text:style-name="T18">(</text:span><text:span text:style-name="T8">Like an Oracle IOT</text:span><text:span text:style-name="T18">).</text:span></text:p>
        </text:list-item>
        <text:list-item>
          <text:p text:style-name="P81"><text:span text:style-name="T4">A non clustered index</text:span> is a special type of index in which the logical order of the index does not match the physical stored order of the rows on disk. The leaf node of a non clustered index does not consist of the data pages. Instead, the leaf nodes contain index rows. <text:span text:style-name="T18">(</text:span><text:span text:style-name="T8">Like an Oracle B-Tree index</text:span><text:span text:style-name="T18">).</text:span></text:p>
        </text:list-item>
      </text:list>
      <text:p text:style-name="P4"/>
      <text:h text:style-name="P113" text:outline-level="5"><text:bookmark-start text:name="__RefHeading___Toc1895_247336178"/>Explain Collation?<text:bookmark-end text:name="__RefHeading___Toc1895_247336178"/></text:h>
      <text:p text:style-name="P89"/>
      <text:p text:style-name="P89">It is a set of <text:span text:style-name="T4">rules</text:span> that is used to <text:span text:style-name="T4">determine that how character data can be compared and sorted</text:span>.</text:p>
      <text:p text:style-name="P89"/>
      <text:p text:style-name="Text_20_body"><text:bookmark-start text:name="__RefHeading___Toc2153_1264562886"/>Collation <text:span text:style-name="T39">Types:</text:span><text:bookmark-end text:name="__RefHeading___Toc2153_1264562886"/></text:p>
      <text:list xml:id="list5886001392841687233" text:style-name="L2">
        <text:list-item>
          <text:p text:style-name="P82"><text:span text:style-name="T4">Case sensitivity</text:span> - A and a, B and b, etc. </text:p>
        </text:list-item>
        <text:list-item>
          <text:p text:style-name="P82"><text:span text:style-name="T4">Accent sensitivity</text:span> </text:p>
        </text:list-item>
        <text:list-item>
          <text:p text:style-name="P82"><text:span text:style-name="T4">Kana Sensitivity</text:span> - When Japanese kana characters Hiragana and Katakana are treated differently, it is called Kana sensitive. </text:p>
        </text:list-item>
        <text:list-item>
          <text:p text:style-name="P82"><text:span text:style-name="T4">Width sensitivity</text:span> - A single-byte character (half-width) and the same character represented as a double-byte character (full-width) are treated differently than it is width sensitive. </text:p>
        </text:list-item>
      </text:list>
      <text:p text:style-name="P4"/>
      <text:h text:style-name="Heading_20_5" text:outline-level="5"><text:bookmark-start text:name="__RefHeading___Toc2155_1264562886"/>What is difference between DELETE and TRUNCATE commands?<text:bookmark-end text:name="__RefHeading___Toc2155_1264562886"/></text:h>
      <text:p text:style-name="P4"/>
      <text:p text:style-name="P4">Delete command removes the rows from a table based on the condition that we provide with a WHERE clause. Truncate will actually remove all the rows from a table and there will be no data in the table after we run the truncate command. </text:p>
      <text:p text:style-name="P4"/>
      <text:list xml:id="list2203142477420101187" text:style-name="L3">
        <text:list-item>
          <text:p text:style-name="P83">TRUNCATE is faster and uses fewer system and transaction log resources than DELETE. </text:p>
        </text:list-item>
        <text:list-item>
          <text:p text:style-name="P83">TRUNCATE removes the data by deallocating the data pages used to store the table's data, and only the page deallocations are recorded in the transaction log. </text:p>
        </text:list-item>
        <text:list-item>
          <text:p text:style-name="P83">TRUNCATE removes all rows from a table, but the table structure, its columns, constraints, indexes and so on, remains. The counter used by an identity for new rows is reset to the seed for the column. </text:p>
        </text:list-item>
        <text:list-item>
          <text:p text:style-name="P83">You cannot use TRUNCATE TABLE on a table referenced by a FOREIGN KEY constraint. Because TRUNCATE TABLE is not logged, it cannot activate a trigger. </text:p>
        </text:list-item>
        <text:list-item>
          <text:p text:style-name="P83">TRUNCATE cannot be rolled back. </text:p>
        </text:list-item>
        <text:list-item>
          <text:p text:style-name="P83">TRUNCATE is DDL Command. </text:p>
        </text:list-item>
        <text:list-item>
          <text:p text:style-name="P83">TRUNCATE Resets identity of the table </text:p>
        </text:list-item>
      </text:list>
      <text:p text:style-name="P4"/>
      <text:list xml:id="list3998732510922365837" text:style-name="L4">
        <text:list-item>
          <text:p text:style-name="P90">DELETE removes rows one at a time and records an entry in the transaction log for each <text:soft-page-break/>deleted row. </text:p>
        </text:list-item>
        <text:list-item>
          <text:p text:style-name="P90">If you want to retain the identity counter, use DELETE instead. It does not reset identity of the table.</text:p>
        </text:list-item>
        <text:list-item>
          <text:p text:style-name="P90">DELETE Can be used with or without a WHERE clause </text:p>
        </text:list-item>
        <text:list-item>
          <text:p text:style-name="P90">DELETE Activates Triggers. </text:p>
        </text:list-item>
        <text:list-item>
          <text:p text:style-name="P90">DELETE can be rolled back. </text:p>
        </text:list-item>
        <text:list-item>
          <text:p text:style-name="P90">DELETE is DML Command. </text:p>
        </text:list-item>
      </text:list>
      <text:p text:style-name="P5"/>
      <text:p text:style-name="P4">Note: DELETE and TRUNCATE both can be rolled back when surrounded by TRANSACTION if the current session is not closed. If TRUNCATE is written in Query Editor surrounded by TRANSACTION and if session is closed, it can not be rolled back but DELETE can be rolled back.</text:p>
      <text:p text:style-name="P4"/>
      <text:h text:style-name="Heading_20_5" text:outline-level="5"><text:bookmark-start text:name="__RefHeading___Toc2157_1264562886"/>When is the use of UPDATE_STATISTICS command?<text:bookmark-end text:name="__RefHeading___Toc2157_1264562886"/></text:h>
      <text:p text:style-name="P4"/>
      <text:p text:style-name="P4">This command is basically used <text:span text:style-name="T4">when a large processing of data has occurred</text:span>. If a <text:span text:style-name="T4">large amount of deletions any modification or Bulk Copy</text:span> into the tables has occurred, it has to update the indexes to take these changes into account. UPDATE_STATISTICS updates the indexes on these tables accordingly.</text:p>
      <text:p text:style-name="P4"/>
      <text:h text:style-name="Heading_20_5" text:outline-level="5"><text:bookmark-start text:name="__RefHeading___Toc2159_1264562886"/>What is SQL Profiler?<text:bookmark-end text:name="__RefHeading___Toc2159_1264562886"/></text:h>
      <text:p text:style-name="P4"/>
      <text:p text:style-name="P9">SQL Server provides a <text:span text:style-name="T4">graphical tool</text:span> which helps system administrators <text:span text:style-name="T4">to monitor T-SQL statements of Database</text:span> Engine.</text:p>
      <text:p text:style-name="P9"/>
      <text:p text:style-name="P4"><text:span text:style-name="T19">SQL Profiler is a graphical tool</text:span> that allows system administrators <text:span text:style-name="T4">to monitor events in an instance</text:span> of Microsoft SQL Server. You can capture and save data about each event to a file or SQL Server table to analyze later. For example, you can monitor a production environment to see which stored procedures are hampering performances by executing too slowly.</text:p>
      <text:p text:style-name="P4">Use SQL Profiler to <text:span text:style-name="T4">monitor only the events in which you are interested</text:span>. If traces are becoming too large, you can filter them based on the information you want, so that only a subset of the event data is collected. Monitoring too many events adds overhead to the server and the monitoring process and can cause the trace file or trace table to grow very large, especially when the monitoring process takes place over a long period of time. </text:p>
      <text:p text:style-name="P4"/>
      <text:p text:style-name="P4">SQL Profiler can capture and store data related to every event to a file or a table. <text:span text:style-name="T23">It can be </text:span>used <text:span text:style-name="T23">to</text:span>:</text:p>
      <text:p text:style-name="P4"/>
      <text:p text:style-name="P4">1. To create a trace </text:p>
      <text:p text:style-name="P4">2. To store the trace results in a table.</text:p>
      <text:p text:style-name="P4">3. To watch the trace results when the trace runs </text:p>
      <text:p text:style-name="P4">4. To replay the trace results </text:p>
      <text:p text:style-name="P4">5. To start, stop, pause, and modify the trace results</text:p>
      <text:p text:style-name="P4"/>
      <text:h text:style-name="Heading_20_5" text:outline-level="5"><text:bookmark-start text:name="__RefHeading___Toc2161_1264562886"/>What are the authentication modes in SQL Server? How can it be changed?<text:bookmark-end text:name="__RefHeading___Toc2161_1264562886"/></text:h>
      <text:p text:style-name="P4"/>
      <text:list xml:id="list4090395633344587479" text:style-name="L5">
        <text:list-item>
          <text:p text:style-name="P91">Windows Authentication</text:p>
        </text:list-item>
        <text:list-item>
          <text:p text:style-name="P84">Mixed Mode – SQL and Windows <text:span text:style-name="T16">Authentication</text:span></text:p>
        </text:list-item>
      </text:list>
      <text:p text:style-name="P4"/>
      <text:p text:style-name="P4">To change authentication mode in SQL Server click Start, Programs, Microsoft SQL Server and click SQL Enterprise Manager to run SQL Enterprise Manager from the Microsoft SQL Server program <text:soft-page-break/>group. Select the server then from the Tools menu select SQL Server Configuration Properties, and choose the Security page.</text:p>
      <text:p text:style-name="P4"/>
      <text:h text:style-name="Heading_20_5" text:outline-level="5"><text:bookmark-start text:name="__RefHeading___Toc2163_1264562886"/>Which command using Query Analyzer will give you the version of SQL server and operating system?<text:bookmark-end text:name="__RefHeading___Toc2163_1264562886"/></text:h>
      <text:p text:style-name="P13"/>
      <text:p text:style-name="P51">SELECT SERVERPROPERTY ('productversion'), SERVERPROPERTY ('productlevel'), SERVERPROPERTY ('edition').</text:p>
      <text:p text:style-name="P52"/>
      <text:h text:style-name="Heading_20_5" text:outline-level="5"><text:bookmark-start text:name="__RefHeading___Toc2165_1264562886"/>What is SQL Server Agent?<text:bookmark-end text:name="__RefHeading___Toc2165_1264562886"/></text:h>
      <text:p text:style-name="P4"/>
      <text:p text:style-name="P4">SQL Server agent plays an important role in the day-to-day tasks of a database administrator (DBA). It is often overlooked as one of the main tools for SQL Server management. Its purpose is to ease the implementation of tasks for the DBA, with its full function <text:span text:style-name="T4">scheduling engine</text:span>, which allows you to schedule your own jobs and scripts.</text:p>
      <text:p text:style-name="P4"/>
      <text:h text:style-name="Heading_20_5" text:outline-level="5"><text:bookmark-start text:name="__RefHeading___Toc2167_1264562886"/>Can a stored procedure call itself or recursive stored procedure? How much level SP nesting is possible?<text:bookmark-end text:name="__RefHeading___Toc2167_1264562886"/></text:h>
      <text:p text:style-name="P4"/>
      <text:p text:style-name="P4">Yes. Because Transact-SQL supports recursion, you can write stored procedures that call themselves. You can nest stored procedures and managed code references <text:span text:style-name="T4">up to 32 levels</text:span>.</text:p>
      <text:p text:style-name="P4"/>
      <text:h text:style-name="Heading_20_5" text:outline-level="5"><text:bookmark-start text:name="__RefHeading___Toc2169_1264562886"/>What is Log Shipping?<text:bookmark-end text:name="__RefHeading___Toc2169_1264562886"/></text:h>
      <text:p text:style-name="P4"/>
      <text:p text:style-name="P4">Log shipping is the <text:span text:style-name="T4">process of automating the backup</text:span> <text:span text:style-name="T4">of database and transaction log files</text:span> on a production SQL server, <text:span text:style-name="T4">and then restoring them onto a standby server</text:span>. Enterprise Editions only supports log shipping. In log shipping the transactional log file from one server is automatically updated into the backup database on the other server. If one server fails, the other server will have the same db and can be used this as the Disaster Recovery plan. The key feature of log shipping is that it will automatically backup transaction logs throughout the day and automatically restore them on the standby server at defined interval.</text:p>
      <text:p text:style-name="P4"/>
      <text:p text:style-name="P4">The main functions of Log Shipping are as follows:</text:p>
      <text:p text:style-name="P4"/>
      <text:p text:style-name="P4">1. To Back up the transaction log of the primary database</text:p>
      <text:p text:style-name="P4">2. To Copy the transaction log backup to every secondary server</text:p>
      <text:p text:style-name="P4">3. To Restore the transaction log backup on the secondary database</text:p>
      <text:p text:style-name="P4"/>
      <text:h text:style-name="Heading_20_5" text:outline-level="5"><text:bookmark-start text:name="__RefHeading___Toc2171_1264562886"/>Name 3 ways to get an accurate count of the number of records in a table?<text:bookmark-end text:name="__RefHeading___Toc2171_1264562886"/></text:h>
      <text:p text:style-name="P14"/>
      <text:p text:style-name="P51">SELECT * FROM table1 </text:p>
      <text:p text:style-name="P51">SELECT COUNT(*) FROM table1 </text:p>
      <text:p text:style-name="P51">SELECT rows FROM sysindexes WHERE id = OBJECT_ID(table1) AND indid &lt; 2 </text:p>
      <text:p text:style-name="P53"/>
      <text:h text:style-name="Heading_20_5" text:outline-level="5"><text:bookmark-start text:name="__RefHeading___Toc2173_1264562886"/><text:soft-page-break/>What does it mean to have QUOTED_IDENTIFIER ON? What are the implications of having it OFF?<text:bookmark-end text:name="__RefHeading___Toc2173_1264562886"/></text:h>
      <text:p text:style-name="P4"/>
      <text:p text:style-name="P10">When SET QUOTED_IDENTIFIER is ON:</text:p>
      <text:p text:style-name="P71"><text:span text:style-name="T9">I</text:span><text:span text:style-name="T4">dentifiers</text:span> can be delimited <text:span text:style-name="T4">by double quotation marks</text:span>, and <text:span text:style-name="T4">literals</text:span> must be delimited <text:span text:style-name="T4">by single quotation marks</text:span>. </text:p>
      <text:p text:style-name="P10">When SET QUOTED_IDENTIFIER is OFF:</text:p>
      <text:p text:style-name="P71"><text:span text:style-name="T24">I</text:span>dentifiers cannot be quoted and must follow all Transact-SQL rules for identifiers.</text:p>
      <text:p text:style-name="P4"/>
      <text:h text:style-name="Heading_20_5" text:outline-level="5"><text:bookmark-start text:name="__RefHeading___Toc2175_1264562886"/>What is the difference between a Local and a Global temporary table?<text:bookmark-end text:name="__RefHeading___Toc2175_1264562886"/></text:h>
      <text:p text:style-name="P4"/>
      <text:list xml:id="list3870578265019003581" text:style-name="L6">
        <text:list-item>
          <text:p text:style-name="P85"><text:span text:style-name="T4">A local temporary table</text:span> exists only for the duration of a connection or, if defined inside a compound statement, for the duration of the compound statement. </text:p>
        </text:list-item>
        <text:list-item>
          <text:p text:style-name="P85"><text:span text:style-name="T4">A global temporary table</text:span> remains in the database permanently, but the rows exist only within a given connection. When connection is closed, the data in the global temporary table disappears. However, the table definition remains with the database for access when database is opened next time. </text:p>
        </text:list-item>
      </text:list>
      <text:p text:style-name="P4"/>
      <text:h text:style-name="Heading_20_5" text:outline-level="5"><text:bookmark-start text:name="__RefHeading___Toc2177_1264562886"/>What is the STUFF function and how does it differ from the REPLACE function?<text:bookmark-end text:name="__RefHeading___Toc2177_1264562886"/></text:h>
      <text:p text:style-name="P4"/>
      <text:p text:style-name="P6"><text:span text:style-name="T4">STUFF</text:span> function is used to overwrite existing characters. Using <text:span text:style-name="T25">a</text:span> starting position, number of characters and <text:span text:style-name="T25">a </text:span>replacement characters <text:span text:style-name="T25">string as parameters</text:span>.</text:p>
      <text:p text:style-name="P6"/>
      <text:p text:style-name="P6"><text:span text:style-name="T4">REPLACE</text:span> function to replace existing characters of all occurrences. Using the syntax <text:span text:style-name="T25">a</text:span> search_string <text:span text:style-name="T25">that will be </text:span>replaced <text:span text:style-name="T25">and a </text:span>replacement string <text:span text:style-name="T25">as parameters.</text:span>.</text:p>
      <text:p text:style-name="P4"/>
      <text:p text:style-name="P59">STUFF (string_expression, start, length, replacement_characters)</text:p>
      <text:p text:style-name="P59"/>
      <text:p text:style-name="P59">REPLACE (string_expression, search_string, replacement_string)</text:p>
      <text:p text:style-name="P55"/>
      <text:h text:style-name="Heading_20_5" text:outline-level="5"><text:bookmark-start text:name="__RefHeading___Toc2179_1264562886"/>How to get @@ERROR and @@ROWCOUNT at the same time?<text:bookmark-end text:name="__RefHeading___Toc2179_1264562886"/></text:h>
      <text:p text:style-name="P4"/>
      <text:p text:style-name="P11">If @@Rowcount is checked after <text:span text:style-name="T26">the e</text:span>rror<text:span text:style-name="T26">-</text:span>checking statement then it will have 0 as the value of <text:span text:style-name="T26">r</text:span>ecordcount as it would have been reset. </text:p>
      <text:p text:style-name="P11"><text:span text:style-name="T26">I</text:span>f @@R<text:span text:style-name="T26">ow</text:span>count is checked before the error-checking statement then @@Error would get reset.</text:p>
      <text:p text:style-name="P11"/>
      <text:p text:style-name="P11">To get @@error and @@rowcount at the same time <text:span text:style-name="T6">select</text:span><text:span text:style-name="T4"> both in same statement and store them in local variable</text:span><text:span text:style-name="T6">s</text:span>. </text:p>
      <text:p text:style-name="P15"/>
      <text:p text:style-name="P51">SELECT @RC = @@ROWCOUNT, @ER = @@ERROR </text:p>
      <text:p text:style-name="P53"/>
      <text:h text:style-name="Heading_20_5" text:outline-level="5"><text:bookmark-start text:name="__RefHeading___Toc2181_1264562886"/>What is a Scheduled Jobs or What is a Scheduled Tasks?<text:bookmark-end text:name="__RefHeading___Toc2181_1264562886"/></text:h>
      <text:p text:style-name="P4"/>
      <text:p text:style-name="P4">Scheduled tasks let user automate processes that run on regular or predictable cycles. User can schedule administrative tasks, such as cube processing, to run during times of slow business activity. User can also determine the order in which tasks run by creating job steps within a SQL Server Agent job. E.g. back up database, Update Stats of Tables. Job steps give user control over flow of execution. If one job fails, user can configure SQL Server Agent to continue to run the remaining tasks or to stop <text:soft-page-break/>execution.</text:p>
      <text:p text:style-name="P4"/>
      <text:h text:style-name="Heading_20_5" text:outline-level="5"><text:bookmark-start text:name="__RefHeading___Toc2183_1264562886"/>How do you create a Scheduled Job?<text:bookmark-end text:name="__RefHeading___Toc2183_1264562886"/></text:h>
      <text:p text:style-name="P4"/>
      <text:list xml:id="list4331329308388767722" text:style-name="L7">
        <text:list-item>
          <text:p text:style-name="P86">Connect to your database of SQL server in SQL Server Management Studio.</text:p>
        </text:list-item>
        <text:list-item>
          <text:p text:style-name="P86">On the <text:span text:style-name="T4">SQL Server Agent</text:span>. There you will find a <text:span text:style-name="T4">Jobs folder. Right click on jobs and choose Add New.</text:span></text:p>
        </text:list-item>
        <text:list-item>
          <text:p text:style-name="P86">A New Job window will appear. Give a related name for the job.</text:p>
        </text:list-item>
        <text:list-item>
          <text:p text:style-name="P86">Click next on the "Steps" in the left menu. A SQL job can have multiple steps either in the form of SQL statement or a stored procedure call.</text:p>
        </text:list-item>
        <text:list-item>
          <text:p text:style-name="P86">Click on the "Schedules" in the left menu. A SQL job can contain one or more schedules. A schedule is basically the time at which sql job will run itself. You can specify recurring schedules also.</text:p>
        </text:list-item>
      </text:list>
      <text:p text:style-name="P4"/>
      <text:p text:style-name="P4">-Using scheduled job you can also create alert and notifications.</text:p>
      <text:p text:style-name="P4"/>
      <text:h text:style-name="Heading_20_5" text:outline-level="5"><text:bookmark-start text:name="__RefHeading___Toc2185_1264562886"/>What are the advantages of using Stored Procedures?<text:bookmark-end text:name="__RefHeading___Toc2185_1264562886"/></text:h>
      <text:p text:style-name="P4"/>
      <text:list xml:id="list5725763222309342264" text:style-name="L8">
        <text:list-item>
          <text:p text:style-name="P87">Stored procedure can reduced network traffic and latency, boosting application performance. </text:p>
        </text:list-item>
        <text:list-item>
          <text:p text:style-name="P87">Stored procedure execution plans can be reused, staying cached in SQL Server's memory, reducing server overhead. </text:p>
        </text:list-item>
        <text:list-item>
          <text:p text:style-name="P87">Stored procedures help promote code reuse. </text:p>
        </text:list-item>
        <text:list-item>
          <text:p text:style-name="P87">Stored procedures can encapsulate logic. You can change stored procedure code without affecting clients. </text:p>
        </text:list-item>
        <text:list-item>
          <text:p text:style-name="P87">Stored procedures provide better security to your data. </text:p>
        </text:list-item>
      </text:list>
      <text:p text:style-name="P4"/>
      <text:h text:style-name="Heading_20_5" text:outline-level="5"><text:bookmark-start text:name="__RefHeading___Toc2187_1264562886"/>What is a table called, if it has neither Cluster nor Non-cluster Index? What is it used for?<text:bookmark-end text:name="__RefHeading___Toc2187_1264562886"/></text:h>
      <text:p text:style-name="P4"/>
      <text:p text:style-name="P4"><text:span text:style-name="T4">Unindexed table or Heap</text:span>. Microsoft Press Books and Book on Line (BOL) refers it as Heap. A heap is a table that does not have a clustered index and, therefore, the pages are not linked by pointers. The IAM pages are the only structures that link the pages in a table together. Unindexed tables are good for fast storing of data. Many times it is better to drop all indexes from table and then do bulk of inserts and to restore those indexes after that.</text:p>
      <text:p text:style-name="P4"/>
      <text:h text:style-name="Heading_20_5" text:outline-level="5"><text:bookmark-start text:name="__RefHeading___Toc2189_1264562886"/>Can SQL Servers linked to other servers like Oracle?<text:bookmark-end text:name="__RefHeading___Toc2189_1264562886"/></text:h>
      <text:p text:style-name="P4"/>
      <text:p text:style-name="P4">SQL Server c<text:span text:style-name="T4">an be linked to any server provided it has OLE-DB provider from Microsoft</text:span> to allow a link. E.g. Oracle has an OLE-DB provider for oracle that Microsoft provides to add it as linked server to SQL Server group.</text:p>
      <text:p text:style-name="P4"/>
      <text:h text:style-name="Heading_20_5" text:outline-level="5"><text:bookmark-start text:name="__RefHeading___Toc2191_1264562886"/>What is BCP? When does it used?<text:bookmark-end text:name="__RefHeading___Toc2191_1264562886"/></text:h>
      <text:p text:style-name="P4"/>
      <text:p text:style-name="P4"><text:span text:style-name="T4">BulkCopy </text:span>is a tool used to copy huge amount of data from tables and views. BCP does not copy the structures same as source to destination. BULK INSERT command helps to import a data file into a database table or view in a user-specified format.</text:p>
      <text:p text:style-name="P4"><text:soft-page-break/></text:p>
      <text:h text:style-name="Heading_20_5" text:outline-level="5"><text:bookmark-start text:name="__RefHeading___Toc2193_1264562886"/>How to implement one-to-one, one-to-many and many-to-many relationships while designing tables?<text:bookmark-end text:name="__RefHeading___Toc2193_1264562886"/></text:h>
      <text:p text:style-name="P4"/>
      <text:p text:style-name="P7">One-to-One relationship </text:p>
      <text:p text:style-name="P70"><text:span text:style-name="T3">I</text:span>mplemented as a single table and rarely as two tables with primary and foreign key relationships. <text:span text:style-name="T28">E.g. Citizen - UID</text:span></text:p>
      <text:p text:style-name="P7">One-to-Many relationships</text:p>
      <text:p text:style-name="P70"><text:span text:style-name="T3">I</text:span>mplemented by splitting the data into two tables with primary key and foreign key relationships. <text:span text:style-name="T28">E.g. Department - Employee</text:span></text:p>
      <text:p text:style-name="P7">Many-to-Many relationships</text:p>
      <text:p text:style-name="P70"><text:span text:style-name="T3">I</text:span>mplemented using a junction table with the keys from both the tables forming the composite primary key of the junction table. <text:span text:style-name="T28">E.g. Book – Author (a book can be written by more than one author).</text:span></text:p>
      <text:p text:style-name="P4"/>
      <text:h text:style-name="Heading_20_5" text:outline-level="5"><text:bookmark-start text:name="__RefHeading___Toc2195_1264562886"/>What is an execution plan? When would you use it? How would you view the execution plan?<text:bookmark-end text:name="__RefHeading___Toc2195_1264562886"/></text:h>
      <text:p text:style-name="P4"/>
      <text:p text:style-name="P4">An execution plan is basically a road map that graphically or textually shows the data retrieval methods chosen by the SQL Server query optimizer for a stored procedure or ad- hoc query and is a very useful tool for a developer to understand the performance characteristics of a query or stored procedure since the plan is the one that SQL Server will place in its cache and use to execute the stored procedure or query. </text:p>
      <text:p text:style-name="P4">Query execution plan can be viewed by : </text:p>
      <text:p text:style-name="P4">- Using the <text:span text:style-name="T4">Show Execution Plan option</text:span> available <text:span text:style-name="T4">in Query Analyzer</text:span>,</text:p>
      <text:p text:style-name="P4">- <text:span text:style-name="T4">Displaying Estimated Execution Plan on the query dropdown menu,</text:span> </text:p>
      <text:p text:style-name="P4">- Use the <text:span text:style-name="T4">SET SHOWPLAN_TEXT ON</text:span> command before running a query and capturing the execution plan event in a SQL Server Profiler trace.</text:p>
      <text:p text:style-name="P4"/>
      <text:h text:style-name="Heading_20_5" text:outline-level="5"><text:bookmark-start text:name="__RefHeading___Toc2197_1264562886"/>What is the function of SQL Server Agent Windows service?<text:bookmark-end text:name="__RefHeading___Toc2197_1264562886"/></text:h>
      <text:p text:style-name="P4"/>
      <text:p text:style-name="P4">- It is a Windows service which handles the tasks scheduled within the SQL Server environment. These tasks are also called as job and are stored with in SQL server. The jobs may run through a trigger, a predefined schedule or on demand. </text:p>
      <text:p text:style-name="P4"/>
      <text:p text:style-name="P4">- This service is very useful in determining why a particular job did not run as intended.</text:p>
      <text:p text:style-name="P4"/>
      <text:h text:style-name="Heading_20_5" text:outline-level="5"><text:bookmark-start text:name="__RefHeading___Toc2199_1264562886"/>Explain different types of Locks in SQL Server.<text:bookmark-end text:name="__RefHeading___Toc2199_1264562886"/></text:h>
      <text:p text:style-name="P4"/>
      <text:p text:style-name="P4">There are 3 kinds of locks in SQL Server:</text:p>
      <text:p text:style-name="P4"/>
      <text:p text:style-name="P7">1. <text:span text:style-name="T4">Shared locks:</text:span></text:p>
      <text:p text:style-name="P7"><text:tab/>They are used for operations which do not allow any change or update of data. For e.g.</text:p>
      <text:p text:style-name="P4"><text:tab/>SELECT</text:p>
      <text:p text:style-name="P4"/>
      <text:p text:style-name="P7">2. <text:span text:style-name="T4">Update locks:</text:span></text:p>
      <text:p text:style-name="P70">They are used when SQL Server wants to modify a page. The update page lock is then promoted to an exclusive page lock before actually making the changes. </text:p>
      <text:p text:style-name="P4"><text:soft-page-break/></text:p>
      <text:p text:style-name="P7">3. <text:span text:style-name="T4">Exclusive locks:</text:span></text:p>
      <text:p text:style-name="P7"><text:tab/>They are used for the data modification operations. For e.g.</text:p>
      <text:p text:style-name="P4"><text:tab/>UPDATE, INSERT, or DELETE.</text:p>
      <text:p text:style-name="P4"/>
      <text:h text:style-name="Heading_20_5" text:outline-level="5"><text:bookmark-start text:name="__RefHeading___Toc2201_1264562886"/>What is DBCC? Give few examples.<text:bookmark-end text:name="__RefHeading___Toc2201_1264562886"/></text:h>
      <text:p text:style-name="P4"/>
      <text:p text:style-name="P7">DBCC stands for <text:span text:style-name="T4">Database Consistency Checker</text:span>.</text:p>
      <text:p text:style-name="P7"/>
      <text:p text:style-name="P7">These commands are used to check the consistency of the database like validation tasks, maintenance and status checks.</text:p>
      <text:p text:style-name="P4"/>
      <text:p text:style-name="P4">For example:</text:p>
      <text:p text:style-name="P4">1. DBCC CHECKALLOC – It is used to check that all pages are correctly allocated in database.</text:p>
      <text:p text:style-name="P4">2. DBCC CHECKDB – It is used to check the integrity &amp; allocation of specific objects in a database.</text:p>
      <text:p text:style-name="P4">3. DBCC SQLPERF – It is used to show transaction log statistics.</text:p>
      <text:p text:style-name="P4">4. DBCC SQLFILEGROUP – It used to check all the tables file group for any design.</text:p>
      <text:p text:style-name="P4"/>
      <text:h text:style-name="Heading_20_5" text:outline-level="5"><text:bookmark-start text:name="__RefHeading___Toc2203_1264562886"/>What is CTE (Common Table Expression)?<text:bookmark-end text:name="__RefHeading___Toc2203_1264562886"/></text:h>
      <text:p text:style-name="P4"/>
      <text:p text:style-name="P4">When a complex SQL statement has number of joins then it can be made easier by using Common Table Expression.</text:p>
      <text:p text:style-name="P4">Write the <text:span text:style-name="T4">query with the “WITH” syntax</text:span> and define a “temp view” for the query.</text:p>
      <text:p text:style-name="P4"/>
      <text:h text:style-name="Heading_20_5" text:outline-level="5"><text:bookmark-start text:name="__RefHeading___Toc2205_1264562886"/>What is use of EXCEPT clause? How does it differ from NOT IN clause?<text:bookmark-end text:name="__RefHeading___Toc2205_1264562886"/></text:h>
      <text:p text:style-name="P4"/>
      <text:p text:style-name="P4">What is use of EXCEPT clause? How does it differ from NOT IN clause?</text:p>
      <text:p text:style-name="P4">- When we combine two queries using EXCEPT clause, it will return distinct rows from the first SELECT statement that are not returned by the second one.</text:p>
      <text:p text:style-name="P4"/>
      <text:p text:style-name="P4">- EXCEPT clause works the <text:span text:style-name="T4">same way as </text:span><text:span text:style-name="T20">combining </text:span><text:span text:style-name="T4">UNION </text:span><text:span text:style-name="T10">and MINUS </text:span><text:span text:style-name="T4">in Oracle</text:span>.</text:p>
      <text:p text:style-name="P4"/>
      <text:p text:style-name="P58">SELECT ... FROM ...</text:p>
      <text:p text:style-name="P58">EXCEPT</text:p>
      <text:p text:style-name="P58">SELECT ... FROM ...</text:p>
      <text:p text:style-name="P54"/>
      <text:h text:style-name="Heading_20_5" text:outline-level="5"><text:bookmark-start text:name="__RefHeading___Toc2207_1264562886"/>What is difference between Index Seek vs. Index Scan?<text:bookmark-end text:name="__RefHeading___Toc2207_1264562886"/></text:h>
      <text:p text:style-name="P4"/>
      <text:p text:style-name="P4">- <text:span text:style-name="T4">Index Seek</text:span> and Index Scan are operation for query tuning in execution plans. <text:span text:style-name="T27">(</text:span><text:span text:style-name="T11">Like an index scan in Oracle</text:span><text:span text:style-name="T27">).</text:span></text:p>
      <text:p text:style-name="P4"/>
      <text:p text:style-name="P4">- <text:span text:style-name="T11">Index </text:span><text:span text:style-name="T4">Scan</text:span> <text:span text:style-name="T27">(table scan) </text:span>scans every record of the table. So the cost of proportional is the number of rows of that table. <text:span text:style-name="T27">(</text:span><text:span text:style-name="T11">Like a full table scan in Oracle</text:span><text:span text:style-name="T27">).</text:span></text:p>
      <text:p text:style-name="P4"/>
      <text:p text:style-name="P4">- The Index Scan is preferred only when the table is small.</text:p>
      <text:p text:style-name="P4"/>
      <text:p text:style-name="P4">- Index Seek only touches the rows which qualify and the pages that contain that qualifying rows, so the cost of proportional is the number of qualifying rows and pages instead of the number of rows in <text:soft-page-break/>the table.</text:p>
      <text:p text:style-name="P4"/>
      <text:p text:style-name="P4">- Index seek is preferred for highly sensitive queries</text:p>
      <text:p text:style-name="P4"/>
      <text:h text:style-name="Heading_20_5" text:outline-level="5"><text:bookmark-start text:name="__RefHeading___Toc2209_1264562886"/>What is OPENXML in SQL Server?<text:bookmark-end text:name="__RefHeading___Toc2209_1264562886"/></text:h>
      <text:p text:style-name="P4"/>
      <text:p text:style-name="P4">-OPENXML provides an easy way to use an XML document as a data-source for your procedures. </text:p>
      <text:p text:style-name="P4"/>
      <text:p text:style-name="P4">-OPENXML data can be manipulated the same way we deal with database tables by treating xml tags in the form of columns and the value in the form of rows.</text:p>
      <text:p text:style-name="P4"/>
      <text:p text:style-name="P4">-By using OPENXML Data can be inserted or updated very quickly without multiple trips to the database.</text:p>
      <text:p text:style-name="P4"/>
      <text:h text:style-name="Heading_20_5" text:outline-level="5"><text:bookmark-start text:name="__RefHeading___Toc2211_1264562886"/>What are Sparse columns?<text:bookmark-end text:name="__RefHeading___Toc2211_1264562886"/></text:h>
      <text:p text:style-name="P4"/>
      <text:p text:style-name="P4">- Sparse column is a type of column which is <text:span text:style-name="T4">used to optimize storage for null values</text:span>.</text:p>
      <text:p text:style-name="P4"/>
      <text:p text:style-name="P4">- When a column there is big number of null then by defining that column as spars column we can save a large amount of disk space.</text:p>
      <text:p text:style-name="P4"/>
      <text:p text:style-name="P4">- The drawback of sparse column is that it requires more space for the non null values. When we define a column as sparse <text:span text:style-name="T4">it requires additional 4 Byte for not null values</text:span>.</text:p>
      <text:p text:style-name="P4"/>
      <text:h text:style-name="Heading_20_5" text:outline-level="5"><text:bookmark-start text:name="__RefHeading___Toc2213_1264562886"/>What is RANK function?<text:bookmark-end text:name="__RefHeading___Toc2213_1264562886"/></text:h>
      <text:p text:style-name="P4"/>
      <text:p text:style-name="P4">-RANK is one of the Ranking functions which are used to give rank to each row in the result set of a SELECT statement.</text:p>
      <text:p text:style-name="P4"/>
      <text:p text:style-name="P4">-For using this function first specify the function name, followed by the empty parentheses.</text:p>
      <text:p text:style-name="P4"/>
      <text:p text:style-name="P4">-Then specify the OVER function. For this function, you have to pass an ORDER BY clause as an argument. The clause specifies the column(s) that you are going to rank.</text:p>
      <text:p text:style-name="P4"/>
      <text:h text:style-name="Heading_20_5" text:outline-level="5"><text:bookmark-start text:name="__RefHeading___Toc2215_1264562886"/>What are different types of replication in SQL Server?<text:bookmark-end text:name="__RefHeading___Toc2215_1264562886"/></text:h>
      <text:p text:style-name="P4"/>
      <text:p text:style-name="P4">There are three types of replication in SQL SERVER :</text:p>
      <text:p text:style-name="P4"/>
      <text:p text:style-name="P16">1. Snapshot Replication</text:p>
      <text:p text:style-name="P4"/>
      <text:p text:style-name="P4">- In Snapshot Replication snapshot of one database is transferred to another database.</text:p>
      <text:p text:style-name="P4">- In this replication data can be refreshed periodically and all data will be copied to another database every time the table is refreshed.</text:p>
      <text:p text:style-name="P4"/>
      <text:p text:style-name="P16">2. Transactional Replication</text:p>
      <text:p text:style-name="P4"/>
      <text:p text:style-name="P4">- In transactional replication data will be same as in snapshot replication, but later only the transactions are synchronized instead of replicating the whole database.</text:p>
      <text:p text:style-name="P4"><text:soft-page-break/>- We can specify the refresh of database either continuously or on periodic basis.</text:p>
      <text:p text:style-name="P4"/>
      <text:p text:style-name="P16">3. Merge Replication</text:p>
      <text:p text:style-name="P4"/>
      <text:p text:style-name="P4">- Merge replication replicate data from multiple sources into a single central database.</text:p>
      <text:p text:style-name="P4">- The initial load will be same as in snapshot replication but later it allows change of data both on subscriber and publisher, later when they come on-line it detects and combines them and updates accordingly.</text:p>
      <text:p text:style-name="P4"/>
      <text:h text:style-name="Heading_20_5" text:outline-level="5"><text:bookmark-start text:name="__RefHeading___Toc2217_1264562886"/>What are Magic tables in SQL Server?<text:bookmark-end text:name="__RefHeading___Toc2217_1264562886"/></text:h>
      <text:p text:style-name="P4"/>
      <text:p text:style-name="P4">-In SQL Server there are two <text:span text:style-name="T4">system tables “Inserted” and “Deleted”</text:span> called Magic tables.</text:p>
      <text:p text:style-name="P4"/>
      <text:p text:style-name="P4">-These are not the physical tables but the <text:span text:style-name="T4">virtual tables</text:span> generally <text:span text:style-name="T4">used with</text:span> the <text:span text:style-name="T4">triggers</text:span> to retrieve the inserted, deleted or updated rows.</text:p>
      <text:p text:style-name="P4"/>
      <text:h text:style-name="P101" text:outline-level="5"><text:bookmark-start text:name="__RefHeading___Toc2221_1264562886"/><text:span text:style-name="T17">How does SQL Server store the data</text:span>?<text:bookmark-end text:name="__RefHeading___Toc2221_1264562886"/></text:h>
      <text:p text:style-name="P8"/>
      <text:p text:style-name="P43">A database consists of at least two separate files.</text:p>
      <text:p text:style-name="P43"><text:tab/>Datafiles </text:p>
      <text:p text:style-name="P43"><text:tab/><text:tab/><text:span text:style-name="T4">*.mdf</text:span> = primary data file (always exists)</text:p>
      <text:p text:style-name="P43"><text:s/><text:tab/><text:tab/><text:span text:style-name="T4">*.ndf</text:span> = secondary data file (0, one or more exist)</text:p>
      <text:p text:style-name="P43"><text:tab/>Transaction log files </text:p>
      <text:p text:style-name="P43"><text:tab/><text:tab/><text:span text:style-name="T4">*.ldf</text:span> = (one or more exist)</text:p>
      <text:p text:style-name="P43"/>
      <text:p text:style-name="P43">Default location for data and log files:</text:p>
      <text:p text:style-name="P43"><text:tab/>C:\Program Files\Microsoft SQL Server\MSSQL\Data</text:p>
      <text:p text:style-name="P43"/>
      <text:p text:style-name="P20">The data is stored in the files as <text:span text:style-name="T4">8k </text:span><text:span text:style-name="T7">junks</text:span><text:span text:style-name="T4"> called pages</text:span>. There are config pages (Header, PFS, …) followed by data pages followed by free space followed by row offsets (pointers to pages).</text:p>
      <text:p text:style-name="P20"><text:span text:style-name="T4">The total data space per page is 8060 bytes</text:span>. This means if the row is longer than this it overflows into another page.</text:p>
      <text:p text:style-name="P8"/>
      <text:h text:style-name="Heading_20_5" text:outline-level="5"><text:bookmark-start text:name="__RefHeading___Toc2006_849696345"/>What is the maximum limit of SQL Server instances for a standalone computer? (2008 R2)<text:bookmark-end text:name="__RefHeading___Toc2006_849696345"/></text:h>
      <text:p text:style-name="P21"/>
      <text:p text:style-name="P21"><text:span text:style-name="T4">50 instances</text:span> on a stand-alone server for all SQL Server editions. SQL Server supports <text:span text:style-name="T4">25 instances on a failover cluster</text:span>.</text:p>
      <text:p text:style-name="P21"/>
      <text:h text:style-name="Heading_20_5" text:outline-level="5"><text:bookmark-start text:name="__RefHeading___Toc2008_849696345"/>What is the cluster node limitation?<text:bookmark-end text:name="__RefHeading___Toc2008_849696345"/></text:h>
      <text:p text:style-name="P21"/>
      <text:p text:style-name="P21"><text:span text:style-name="T4">The number of allowable nodes</text:span> in the SQL Server cluster depends on your SQL Server version and your Windows Server version. </text:p>
      <text:p text:style-name="P21">For SQL Server 2008 Standard edition, you can only have two cluster nodes. If you have SQL Server Enterprise, the limit depends on your Windows Server version, 8 cluster nodes for 2003 and 16 nodes for 2008.</text:p>
      <text:p text:style-name="P21"/>
      <text:h text:style-name="Heading_20_5" text:outline-level="5"><text:bookmark-start text:name="__RefHeading___Toc2010_849696345"/><text:soft-page-break/>Can we install SQL Server using a configure file?<text:bookmark-end text:name="__RefHeading___Toc2010_849696345"/></text:h>
      <text:p text:style-name="P22"/>
      <text:p text:style-name="P22">Yes! We can create a configuration file during the SQL Server installation.</text:p>
      <text:p text:style-name="P22"/>
      <text:p text:style-name="P22">While installing SQL Server the path to the configuration file is specified in the “Ready to Install” page in the configuration file path section. Cancel the setup without actually completing the installation, to generate the INI file.</text:p>
      <text:p text:style-name="P22"/>
      <text:p text:style-name="P22">File Location and Name:</text:p>
      <text:p text:style-name="P22"/>
      <text:p text:style-name="P60">%programfiles%\Microsoft SQL Server\110\Setup Bootstrap\Log\&lt;YYYYMMDD_HHMM&gt;\ConfigurationFile.ini</text:p>
      <text:p text:style-name="P56"/>
      <text:p text:style-name="P29">To Install using a config file.</text:p>
      <text:p text:style-name="P29"/>
      <text:p text:style-name="P61">Setup.exe /ConfigurationFile=MyConfigurationFile.ini</text:p>
      <text:p text:style-name="P57"/>
      <text:h text:style-name="Heading_20_5" text:outline-level="5"><text:bookmark-start text:name="__RefHeading___Toc2012_849696345"/>What are the top performance counters to be monitor in Performance Monitor?<text:bookmark-end text:name="__RefHeading___Toc2012_849696345"/></text:h>
      <text:p text:style-name="P30"/>
      <text:list xml:id="list5396144181354249327" text:style-name="L9">
        <text:list-item>
          <text:p text:style-name="P92"><text:span text:style-name="T4">Processor\%Processor Time</text:span>: Monitoring CPU consumption allows you to check for a bottleneck on the server (indicated by high sustained usage).</text:p>
        </text:list-item>
        <text:list-item>
          <text:p text:style-name="P92"><text:span text:style-name="T4">High percentage of Signal Wait</text:span>: Signal wait is the time a worker spends waiting for CPU time after it has finished waiting on something else (such as a lock, a latch or some other wait). Time spent waiting on the CPU is indicative of a CPU bottleneck. Signal wait can be found by executing DBCC SQLPERF (waitstats) on SQL Server 2000 or by querying sys.dm_os_wait_stats on SQL Server 2005.</text:p>
        </text:list-item>
        <text:list-item>
          <text:p text:style-name="P92"><text:span text:style-name="T4">Physical Disk\Avg. Disk Queue Length</text:span>: Check for disk bottlenecks: if the value exceeds 2 then it is likely that a disk bottleneck exists.</text:p>
        </text:list-item>
        <text:list-item>
          <text:p text:style-name="P92"><text:span text:style-name="T4">MSSQL$Instance: Buffer Manager\Page Life Expectancy</text:span>: Page Life Expectancy is the number of seconds a page stays in the buffer cache. A low number indicates that pages are being evicted without spending much time in the cache, which reduces the effectiveness of the cache.</text:p>
        </text:list-item>
        <text:list-item>
          <text:p text:style-name="P92"><text:span text:style-name="T4">MSSQL$Instance: Plan Cache\Cache Hit Ratio</text:span>: A low Plan Cache hit ratio means that plans are not being reused.</text:p>
        </text:list-item>
        <text:list-item>
          <text:p text:style-name="P92"><text:span text:style-name="T4">MSSQL$Instance: General Statistics\Processes Blocked</text:span>: Long blocks indicate contention for resources.</text:p>
        </text:list-item>
      </text:list>
      <text:p text:style-name="P30"/>
      <text:h text:style-name="Heading_20_5" text:outline-level="5"><text:bookmark-start text:name="__RefHeading___Toc2014_849696345"/>What is the option ”Lock Pages in Memory”?<text:bookmark-end text:name="__RefHeading___Toc2014_849696345"/></text:h>
      <text:p text:style-name="P31"/>
      <text:p text:style-name="P31">Lock Pages in Memory is a setting that <text:span text:style-name="T4">can be set on 64-bit operating systems</text:span> that essentially <text:span text:style-name="T4">tell Windows not to swap out</text:span> <text:span text:style-name="T4">SQL Server memory to disk</text:span>. By default, this setting is turned off on 64-bit systems, but depends on various conditions this option needs to be turned on.</text:p>
      <text:p text:style-name="P12"/>
      <text:h text:style-name="Heading_20_5" text:outline-level="5"><text:bookmark-start text:name="__RefHeading___Toc2016_849696345"/>What are the agents in replication?<text:bookmark-end text:name="__RefHeading___Toc2016_849696345"/></text:h>
      <text:p text:style-name="P32"/>
      <text:list xml:id="list134137789024916092" text:style-name="L10">
        <text:list-item>
          <text:p text:style-name="P93"><text:span text:style-name="T4">Snapshot Agent:</text:span> Copy Schema+Data to snapshot folder on distributer. Used in all types of replication.</text:p>
        </text:list-item>
        <text:list-item>
          <text:p text:style-name="P93"><text:span text:style-name="T4">Log reader Agent</text:span>: Sends transactions from Publisher to Distributor. Used in transactional replication</text:p>
        </text:list-item>
        <text:list-item>
          <text:p text:style-name="P93"><text:soft-page-break/><text:span text:style-name="T4">Distribution Agent</text:span>: Applies Snapshots / Transactions to all subscribers’ runs at distributer in PUSH and Runs at Subscriber in PULL. Used in transactional and transactional with updatable subscriptions.</text:p>
        </text:list-item>
        <text:list-item>
          <text:p text:style-name="P93"><text:span text:style-name="T4">Queue reader Agent</text:span>: Runs at distributer send back transactions from subscriber to publisher. Used in Transactional With updatable subscriptions.</text:p>
        </text:list-item>
        <text:list-item>
          <text:p text:style-name="P93"><text:span text:style-name="T4">Merge Agen</text:span>t: Applies initial snapshot to subscribers, from the next time synchronize by resolving the conflicts.</text:p>
        </text:list-item>
      </text:list>
      <text:p text:style-name="P32"/>
      <text:h text:style-name="Heading_20_5" text:outline-level="5"><text:bookmark-start text:name="__RefHeading___Toc2018_849696345"/>What are the phases of sql server database restore process?<text:bookmark-end text:name="__RefHeading___Toc2018_849696345"/></text:h>
      <text:p text:style-name="P33"/>
      <text:list xml:id="list3033751391971704755" text:style-name="L11">
        <text:list-item>
          <text:p text:style-name="P94"><text:span text:style-name="T4">Copy Data</text:span>: Copies all data,log and index pages from backup file to database mdf, ndf and ldf files</text:p>
        </text:list-item>
        <text:list-item>
          <text:p text:style-name="P94"><text:span text:style-name="T4">REDO</text:span>: Rollfoward all committed transactions to database and if it finds any uncommitted transactions it goes to the final phase UNDO.</text:p>
        </text:list-item>
        <text:list-item>
          <text:p text:style-name="P94"><text:span text:style-name="T4">UNDO</text:span>: Rollback any uncommitted transactions and make database available to users.</text:p>
        </text:list-item>
      </text:list>
      <text:p text:style-name="P33"/>
      <text:h text:style-name="P102" text:outline-level="5"><text:bookmark-start text:name="__RefHeading___Toc2018_8496963451"/>What <text:span text:style-name="T29">recovery models exist for backups?</text:span><text:bookmark-end text:name="__RefHeading___Toc2018_8496963451"/></text:h>
      <text:p text:style-name="P34"/>
      <text:list xml:id="list6147538144622837960" text:style-name="L12">
        <text:list-item>
          <text:p text:style-name="P95"><text:span text:style-name="T12">Full Recovery Model</text:span>: <text:span text:style-name="T29">Allows all database backups: Full, Transaction Log, Differential and File/File Group backups.</text:span></text:p>
        </text:list-item>
        <text:list-item>
          <text:p text:style-name="P95"><text:span text:style-name="T12">Bulk-Logged Recovery Model:</text:span> <text:span text:style-name="T29">The data generated by bulk load commands aren’t fully logged in the transaction logs. No point-in-time recovery. Recovery to the end of the last database backup or to the end of the last transaction log backup.</text:span></text:p>
        </text:list-item>
        <text:list-item>
          <text:p text:style-name="P95"><text:span text:style-name="T12">Simple Recovery Model</text:span>: <text:span text:style-name="T29">Recovery is possible t the last full backup.</text:span></text:p>
        </text:list-item>
      </text:list>
      <text:p text:style-name="P34"/>
      <text:h text:style-name="P103" text:outline-level="5"><text:bookmark-start text:name="__RefHeading___Toc1337_1381775462"/>What <text:span text:style-name="T30">backup types exist in SQL Server?</text:span><text:bookmark-end text:name="__RefHeading___Toc1337_1381775462"/></text:h>
      <text:p text:style-name="P35"/>
      <text:list xml:id="list2028300383727707507" text:style-name="L13">
        <text:list-item>
          <text:p text:style-name="P96"><text:span text:style-name="T12">Full</text:span>: <text:span text:style-name="T30">Backup the complete database.</text:span></text:p>
        </text:list-item>
        <text:list-item>
          <text:p text:style-name="P97">Transaction Log</text:p>
        </text:list-item>
        <text:list-item>
          <text:p text:style-name="P96"><text:span text:style-name="T13">Differential:</text:span> <text:span text:style-name="T30">Backs up only modified pages. It is cumulative and requires a full backup to be taken first.</text:span></text:p>
        </text:list-item>
        <text:list-item>
          <text:p text:style-name="P98"><text:span text:style-name="T4">File/File Group</text:span>: You also need a transaction log backup if you want to use a File/File Group backp.</text:p>
        </text:list-item>
      </text:list>
      <text:p text:style-name="P35"/>
      <text:h text:style-name="P104" text:outline-level="5"><text:bookmark-start text:name="__RefHeading___Toc1339_1381775462"/>What <text:span text:style-name="T31">system databases exist in SQL Server?</text:span><text:bookmark-end text:name="__RefHeading___Toc1339_1381775462"/></text:h>
      <text:p text:style-name="P36"/>
      <text:list xml:id="list1229177151789962644" text:style-name="L14">
        <text:list-item>
          <text:p text:style-name="P99"><text:span text:style-name="T14">Master database</text:span><text:span text:style-name="T28">: </text:span>Master database is system database. It contains information about server’s configuration.</text:p>
        </text:list-item>
        <text:list-item>
          <text:p text:style-name="P99"><text:span text:style-name="T14">MSDB database</text:span><text:span text:style-name="T21">: It stores information related to database backups, DTS packages, Replication, SQL Agent information, SQL Server jobs.</text:span></text:p>
        </text:list-item>
        <text:list-item>
          <text:p text:style-name="P99"><text:span text:style-name="T14">Tempdp database</text:span><text:span text:style-name="T21">: </text:span><text:span text:style-name="T22">It stores temporary objects like temporary tables and temporary stored procedure.</text:span></text:p>
        </text:list-item>
        <text:list-item>
          <text:p text:style-name="P99"><text:span text:style-name="T14">Model database</text:span><text:span text:style-name="T13">:</text:span><text:span text:style-name="T28"> </text:span>It is a template database used in the creation of new database.</text:p>
        </text:list-item>
        <text:list-item>
          <text:p text:style-name="P99"><text:span text:style-name="T14">Distribution database</text:span><text:span text:style-name="T31">: </text:span>The distribution database stores metadata and history data for all types of replication, and transactions for transactional replication.</text:p>
        </text:list-item>
      </text:list>
      <text:p text:style-name="P36"/>
      <text:h text:style-name="P105" text:outline-level="5"><text:bookmark-start text:name="__RefHeading___Toc1341_1381775462"/><text:soft-page-break/>Name some useful stored procedures.<text:bookmark-end text:name="__RefHeading___Toc1341_1381775462"/></text:h>
      <text:p text:style-name="P23"/>
      <text:p text:style-name="P37">sp_helpdb<text:tab/><text:tab/>Get information about the a database</text:p>
      <text:p text:style-name="P37">sp_helpfile<text:tab/><text:tab/>Get information about files</text:p>
      <text:p text:style-name="P37">sp_dboption<text:tab/><text:tab/>Change database options</text:p>
      <text:p text:style-name="P37">sp_addlogin<text:tab/><text:tab/>Add a new user</text:p>
      <text:p text:style-name="P37">sp_password<text:tab/><text:tab/>Change a user password</text:p>
      <text:p text:style-name="P37">sp_droplogin<text:tab/><text:tab/>Drop a user/login</text:p>
      <text:p text:style-name="P37">sp_spaceused<text:tab/><text:tab/>Shows storage space that a database or database object uses</text:p>
      <text:p text:style-name="P37"/>
      <text:h text:style-name="P106" text:outline-level="5"><text:bookmark-start text:name="__RefHeading___Toc1343_1381775462"/>Name some fixed server <text:span text:style-name="T35">and database </text:span>roles.<text:bookmark-end text:name="__RefHeading___Toc1343_1381775462"/></text:h>
      <text:p text:style-name="P24"/>
      <text:p text:style-name="P44">Permissions are database specific and granted to users (except fixed server roles which are tied to logins, not to database users).</text:p>
      <text:p text:style-name="P44"/>
      <text:p text:style-name="P17">Fixed Server Roles</text:p>
      <text:p text:style-name="P72">sysadmin<text:tab/><text:tab/>Role for super user (includes all privileges)</text:p>
      <text:p text:style-name="P72">serveradmin</text:p>
      <text:p text:style-name="P72">s<text:span text:style-name="T32">ecurityadmin</text:span></text:p>
      <text:p text:style-name="P24"/>
      <text:p text:style-name="P17">Fixed Database Roles</text:p>
      <text:p text:style-name="P73">db_owner</text:p>
      <text:p text:style-name="P73">db_accessadmin</text:p>
      <text:p text:style-name="P73">db_securityadmin</text:p>
      <text:p text:style-name="P73">db_datareader</text:p>
      <text:p text:style-name="P73">db_datawriter</text:p>
      <text:p text:style-name="P38"/>
      <text:h text:style-name="P109" text:outline-level="5"><text:bookmark-start text:name="__RefHeading___Toc1347_1381775462"/>How are variables and temporary tables defined in T-SQLAnalyzer?<text:bookmark-end text:name="__RefHeading___Toc1347_1381775462"/></text:h>
      <text:p text:style-name="P24"/>
      <text:p text:style-name="P39">Local variables<text:tab/><text:tab/><text:tab/>They begin with @</text:p>
      <text:p text:style-name="P39">Temporary objects<text:tab/><text:tab/><text:tab/>They begin with #</text:p>
      <text:p text:style-name="P39">Global temporary objects<text:tab/><text:tab/>They begin with ##</text:p>
      <text:p text:style-name="P39"/>
      <text:p text:style-name="P62"><text:span text:style-name="Source_20_Text">CREATE PROCEDURE AddBrand</text:span></text:p>
      <text:p text:style-name="Preformatted_20_Text"><text:span text:style-name="Source_20_Text"><text:s text:c="3"/>@BrandName nvarchar(50),</text:span></text:p>
      <text:p text:style-name="Preformatted_20_Text"><text:span text:style-name="Source_20_Text"><text:s text:c="3"/>@CategoryID int</text:span></text:p>
      <text:p text:style-name="Preformatted_20_Text"><text:span text:style-name="Source_20_Text">AS</text:span></text:p>
      <text:p text:style-name="Preformatted_20_Text"><text:span text:style-name="Source_20_Text">BEGIN</text:span></text:p>
      <text:p text:style-name="Preformatted_20_Text"><text:span text:style-name="Source_20_Text"><text:s text:c="3"/>DECLARE @BrandID int</text:span></text:p>
      <text:p text:style-name="Preformatted_20_Text"/>
      <text:p text:style-name="Preformatted_20_Text"><text:span text:style-name="Source_20_Text"><text:s text:c="3"/>SELECT @BrandID = BrandID FROM tblBrand WHERE BrandName = @BrandName</text:span></text:p>
      <text:p text:style-name="Preformatted_20_Text"><text:span text:style-name="Source_20_Text"/></text:p>
      <text:p text:style-name="Preformatted_20_Text"><text:span text:style-name="Source_20_Text"><text:s text:c="3"/>CREATE TABLE #ivmy_cash_temp1 <text:s text:c="9"/></text:span></text:p>
      <text:p text:style-name="Preformatted_20_Text"><text:span text:style-name="Source_20_Text"><text:s text:c="5"/>( tmovedate datetime, <text:s text:c="9"/></text:span></text:p>
      <text:p text:style-name="P64"><text:span text:style-name="Source_20_Text"><text:s text:c="7"/>tmovedesc varchar(20)</text:span><text:span text:style-name="Source_20_Text"><text:span text:style-name="T32">)</text:span></text:span></text:p>
      <text:p text:style-name="P64"><text:span text:style-name="Source_20_Text"/></text:p>
      <text:p text:style-name="P64"><text:span text:style-name="Source_20_Text"><text:s text:c="3"/>SELECT IDENTITY(int) AS id, </text:span></text:p>
      <text:p text:style-name="Preformatted_20_Text"><text:span text:style-name="Source_20_Text"><text:s text:c="10"/>CMM.movedate</text:span></text:p>
      <text:p text:style-name="Preformatted_20_Text"><text:span text:style-name="Source_20_Text"><text:s text:c="3"/>into #ivmy_cash_temp1 <text:s/></text:span></text:p>
      <text:p text:style-name="Preformatted_20_Text"><text:span text:style-name="Source_20_Text"><text:s text:c="3"/>from cash_moneymove CMM </text:span></text:p>
      <text:p text:style-name="P65"><text:span text:style-name="Source_20_Text"/></text:p>
      <text:p text:style-name="P65"><text:span text:style-name="Source_20_Text"><text:span text:style-name="T33">END</text:span></text:span></text:p>
      <text:p text:style-name="P63"><text:span text:style-name="Source_20_Text"/></text:p>
      <text:h text:style-name="P107" text:outline-level="5"><text:bookmark-start text:name="__RefHeading___Toc1641_925204173"/><text:soft-page-break/>Name some <text:span text:style-name="T34">SQL Server services</text:span>.<text:bookmark-end text:name="__RefHeading___Toc1641_925204173"/></text:h>
      <text:p text:style-name="P25"/>
      <text:p text:style-name="P42">SQL Server</text:p>
      <text:p text:style-name="P42">SQL Server Agent</text:p>
      <text:p text:style-name="P40"/>
      <text:h text:style-name="P107" text:outline-level="5"><text:bookmark-start text:name="__RefHeading___Toc1643_925204173"/>Name some <text:span text:style-name="T34">SQL Server GUI tools</text:span>.<text:bookmark-end text:name="__RefHeading___Toc1643_925204173"/></text:h>
      <text:p text:style-name="P25"/>
      <text:p text:style-name="P42">SQL Server Management Studio</text:p>
      <text:p text:style-name="P42">Client Network Utility</text:p>
      <text:p text:style-name="P42">Server Network Utility</text:p>
      <text:p text:style-name="P42">Query Analyzer</text:p>
      <text:p text:style-name="P42">Import and Export Database</text:p>
      <text:p text:style-name="P42">Profiler</text:p>
      <text:p text:style-name="P42"/>
      <text:h text:style-name="P107" text:outline-level="5"><text:bookmark-start text:name="__RefHeading___Toc1645_925204173"/>Name some <text:span text:style-name="T34">SQL Server command line tools</text:span>.<text:bookmark-end text:name="__RefHeading___Toc1645_925204173"/></text:h>
      <text:p text:style-name="P25"/>
      <text:p text:style-name="P42">osql<text:tab/><text:tab/>New, ODBC based query interface to SQLServer</text:p>
      <text:p text:style-name="P42">isql<text:tab/><text:tab/>Old command line query interface for previous versions of SQL Server</text:p>
      <text:p text:style-name="P42">bcp<text:tab/><text:tab/>Bulk Copy Program (to extract and load data from/to a flat file)</text:p>
      <text:p text:style-name="P42">odbcping<text:tab/>ODBC test utility</text:p>
      <text:p text:style-name="P42"/>
      <text:h text:style-name="P110" text:outline-level="5"><text:bookmark-start text:name="__RefHeading___Toc1647_925204173"/>What is the sql_variant data type?<text:bookmark-end text:name="__RefHeading___Toc1647_925204173"/></text:h>
      <text:p text:style-name="P26"/>
      <text:p text:style-name="P45">Sql_variant is a pecial datatypes in SQL Server similar to the Visual Basic variant type. You can store any data type in a column of sql_variant type.</text:p>
      <text:p text:style-name="P45"/>
      <text:h text:style-name="P108" text:outline-level="5"><text:bookmark-start text:name="__RefHeading___Toc1649_925204173"/>Name some <text:span text:style-name="T36">important system tables and views</text:span>.<text:bookmark-end text:name="__RefHeading___Toc1649_925204173"/></text:h>
      <text:p text:style-name="P26"/>
      <text:p text:style-name="P66"><text:span text:style-name="Source_20_Text"><text:span text:style-name="T36">Table <text:s text:c="8"/>Database Usage</text:span></text:span></text:p>
      <text:p text:style-name="P66"><text:span text:style-name="Source_20_Text"><text:span text:style-name="T36">------------- -------- -----------------------------------------</text:span></text:span></text:p>
      <text:p text:style-name="P66"><text:span text:style-name="Source_20_Text"><text:span text:style-name="T36">syslogins <text:s text:c="4"/>master <text:s text:c="2"/>User logins.</text:span></text:span></text:p>
      <text:p text:style-name="P66"><text:span text:style-name="Source_20_Text"><text:span text:style-name="T36">sysmessages <text:s text:c="2"/>master <text:s text:c="2"/>List of SQL Server errors and warnings.</text:span></text:span></text:p>
      <text:p text:style-name="P66"><text:span text:style-name="Source_20_Text"><text:span text:style-name="T36">sysdatabases <text:s/>master <text:s text:c="2"/>One row for each database on SQL Server.</text:span></text:span></text:p>
      <text:p text:style-name="P66"><text:span text:style-name="Source_20_Text"><text:span text:style-name="T36">sysusers <text:s text:c="5"/>All <text:s text:c="5"/>Users and roles.</text:span></text:span></text:p>
      <text:p text:style-name="P66"><text:span text:style-name="Source_20_Text"><text:span text:style-name="T36">sysobjects <text:s text:c="3"/>All <text:s text:c="5"/>Database objects.</text:span></text:span></text:p>
      <text:p text:style-name="P66"><text:span text:style-name="Source_20_Text"/></text:p>
      <text:h text:style-name="P110" text:outline-level="5"><text:bookmark-start text:name="__RefHeading___Toc1651_925204173"/>What transaction types exist in SQL Server?<text:bookmark-end text:name="__RefHeading___Toc1651_925204173"/></text:h>
      <text:p text:style-name="P26"/>
      <text:p text:style-name="P18">Automatic Transactions</text:p>
      <text:p text:style-name="P74">A statement succeeds or fails it's own. It is committed and roled back automatically. This is the default for SQL Server.</text:p>
      <text:p text:style-name="P47"/>
      <text:p text:style-name="P18">Explicit Transactions</text:p>
      <text:p text:style-name="P74">BEGIN TRAN : start a transaction</text:p>
      <text:p text:style-name="P74">COMMIT TRAN : commit a transaction</text:p>
      <text:p text:style-name="P74">ROLLBACK TRAN : rollback a transaction</text:p>
      <text:p text:style-name="P74">SAVE TRAN &lt;savepoint&gt; : create a savepoint</text:p>
      <text:p text:style-name="P74"><text:soft-page-break/>ROLLBACK TRAN &lt;savepoint&gt; : rollback to the savepoint</text:p>
      <text:p text:style-name="P45"/>
      <text:p text:style-name="P18">Implicit Transactions</text:p>
      <text:p text:style-name="P74">They work like the Oracle implicit transactions, you have to commit or rollback SQL statements explicitly. </text:p>
      <text:p text:style-name="P45"/>
      <text:p text:style-name="P79">To enable implicit transactions: <text:span text:style-name="T4">set implicit_transactions on</text:span></text:p>
      <text:p text:style-name="P45"/>
      <text:p text:style-name="P79">Implicit transactions include following commands (also DDL commands!):</text:p>
      <text:p text:style-name="P45">alter table, create, <text:span text:style-name="T4">select</text:span>, truncate table, grant, drop, insert, fetch, revoke, delete, update, open</text:p>
      <text:p text:style-name="P45"/>
      <text:p text:style-name="P18">Distributed Transactions</text:p>
      <text:p text:style-name="P74">To make remote procedure calls part of a transaction, you have to set the remote_proc_transactions parameter to 1 (default 0).</text:p>
      <text:p text:style-name="P45"><text:span text:style-name="Source_20_Text"/></text:p>
      <text:h text:style-name="P111" text:outline-level="5"><text:bookmark-start text:name="__RefHeading___Toc1655_925204173"/>What isolation levels exist in SQL Server?<text:bookmark-end text:name="__RefHeading___Toc1655_925204173"/></text:h>
      <text:p text:style-name="P27"/>
      <text:p text:style-name="P48">They affect the locking for select statements on a session level.</text:p>
      <text:p text:style-name="P49"><text:span text:style-name="Source_20_Text"/></text:p>
      <text:p text:style-name="P68"><text:span text:style-name="Source_20_Text"><text:span text:style-name="T37"><text:tab/>set transaction isolation level &lt;level&gt;</text:span></text:span></text:p>
      <text:p text:style-name="P67"><text:span text:style-name="Source_20_Text"/></text:p>
      <text:p text:style-name="P48"><text:span text:style-name="T4">read committed</text:span>: The default, a select sees only data that the query can get a shared lock on.</text:p>
      <text:p text:style-name="P48"><text:span text:style-name="T4">read uncommitted</text:span>: Same as nolock, allows dirty reads of uncommitted data.</text:p>
      <text:p text:style-name="P48"><text:span text:style-name="T4">repeatable</text:span>: Doesn't release shared locks until the transaction has been completed.</text:p>
      <text:p text:style-name="P48"><text:span text:style-name="T4">serializable</text:span>: Prevents not only updates and deletes of data you have read, but also inserts within the key range of data you select.</text:p>
      <text:p text:style-name="P46"><text:span text:style-name="Source_20_Text"/></text:p>
      <text:h text:style-name="P112" text:outline-level="5"><text:bookmark-start text:name="__RefHeading___Toc1657_925204173"/>How can you move data in SQL Server?<text:bookmark-end text:name="__RefHeading___Toc1657_925204173"/></text:h>
      <text:p text:style-name="P28"/>
      <text:p text:style-name="P19">Use backup and restore</text:p>
      <text:p text:style-name="P76">This is not recommended. You might get security issues if users of the source server don't exist on the target server.</text:p>
      <text:p text:style-name="P50"/>
      <text:p text:style-name="P19">Bulk Copy Program (BCP)</text:p>
      <text:p text:style-name="P76">Works both ways, from SQL Server to a file and from a file to SQL Server.</text:p>
      <text:p text:style-name="P50"/>
      <text:p text:style-name="P19">Bulk Insert (reads the data from a flat file)</text:p>
      <text:p text:style-name="P76">The bulk insert command reads a data file as it would be a recordset. It uses format files that are similar to the bulk copy (BCP).</text:p>
      <text:p text:style-name="P50"><text:span text:style-name="Source_20_Text"/></text:p>
      <text:p text:style-name="P77"><text:span text:style-name="Source_20_Text">BULK INSERT [['database_name'.]['owner'].]{'table_name' FROM data_file} ...</text:span></text:p>
      <text:p text:style-name="P69"><text:span text:style-name="Source_20_Text"/></text:p>
      <text:p text:style-name="P19">Data Transformation Services Manager (DTS)</text:p>
      <text:p text:style-name="P75"><text:span text:style-name="Source_20_Text"><text:span text:style-name="T38">DTS Packages include all the steps needed for import, export and transformation. They can be stored in the MSDB database or in the Microsoft repository. Use Import and Export wizards or DTS Designer to create DTS packages.</text:span></text:span></text:p>
      <text:p text:style-name="P45"><text:span text:style-name="Source_20_Text"/></text:p>
      <text:p text:style-name="P41"><text:span text:style-name="Source_20_Text"/></text:p>
      <text:p text:style-name="P7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2149_1264562886" text:style-name="Index_20_Link" text:visited-style-name="Index_20_Link">1.Which TCP/IP port does SQL Server run on? How can it be changed?<text:tab/>1</text:a></text:p>
          <text:p text:style-name="P100"><text:a xlink:type="simple" xlink:href="#__RefHeading___Toc2151_1264562886" text:style-name="Index_20_Link" text:visited-style-name="Index_20_Link">2.What are the difference between clustered and a non-clustered index?<text:tab/>1</text:a></text:p>
          <text:p text:style-name="P100"><text:a xlink:type="simple" xlink:href="#__RefHeading___Toc1895_247336178" text:style-name="Index_20_Link" text:visited-style-name="Index_20_Link">3.Explain Collation?<text:tab/>1</text:a></text:p>
          <text:p text:style-name="P100"><text:a xlink:type="simple" xlink:href="#__RefHeading___Toc2155_1264562886" text:style-name="Index_20_Link" text:visited-style-name="Index_20_Link">4.What is difference between DELETE and TRUNCATE commands?<text:tab/>1</text:a></text:p>
          <text:p text:style-name="P100"><text:a xlink:type="simple" xlink:href="#__RefHeading___Toc2157_1264562886" text:style-name="Index_20_Link" text:visited-style-name="Index_20_Link">5.When is the use of UPDATE_STATISTICS command?<text:tab/>2</text:a></text:p>
          <text:p text:style-name="P100"><text:a xlink:type="simple" xlink:href="#__RefHeading___Toc2159_1264562886" text:style-name="Index_20_Link" text:visited-style-name="Index_20_Link">6.What is SQL Profiler?<text:tab/>2</text:a></text:p>
          <text:p text:style-name="P100"><text:a xlink:type="simple" xlink:href="#__RefHeading___Toc2161_1264562886" text:style-name="Index_20_Link" text:visited-style-name="Index_20_Link">7.What are the authentication modes in SQL Server? How can it be changed?<text:tab/>2</text:a></text:p>
          <text:p text:style-name="P100"><text:a xlink:type="simple" xlink:href="#__RefHeading___Toc2163_1264562886" text:style-name="Index_20_Link" text:visited-style-name="Index_20_Link">8.Which command using Query Analyzer will give you the version of SQL server and operating system?<text:tab/>3</text:a></text:p>
          <text:p text:style-name="P100"><text:a xlink:type="simple" xlink:href="#__RefHeading___Toc2165_1264562886" text:style-name="Index_20_Link" text:visited-style-name="Index_20_Link">9.What is SQL Server Agent?<text:tab/>3</text:a></text:p>
          <text:p text:style-name="P100"><text:a xlink:type="simple" xlink:href="#__RefHeading___Toc2167_1264562886" text:style-name="Index_20_Link" text:visited-style-name="Index_20_Link">10.Can a stored procedure call itself or recursive stored procedure? How much level SP nesting is possible?<text:tab/>3</text:a></text:p>
          <text:p text:style-name="P100"><text:a xlink:type="simple" xlink:href="#__RefHeading___Toc2169_1264562886" text:style-name="Index_20_Link" text:visited-style-name="Index_20_Link">11.What is Log Shipping?<text:tab/>3</text:a></text:p>
          <text:p text:style-name="P100"><text:a xlink:type="simple" xlink:href="#__RefHeading___Toc2171_1264562886" text:style-name="Index_20_Link" text:visited-style-name="Index_20_Link">12.Name 3 ways to get an accurate count of the number of records in a table?<text:tab/>3</text:a></text:p>
          <text:p text:style-name="P100"><text:a xlink:type="simple" xlink:href="#__RefHeading___Toc2173_1264562886" text:style-name="Index_20_Link" text:visited-style-name="Index_20_Link">13.What does it mean to have QUOTED_IDENTIFIER ON? What are the implications of having it OFF?<text:tab/>4</text:a></text:p>
          <text:p text:style-name="P100"><text:a xlink:type="simple" xlink:href="#__RefHeading___Toc2175_1264562886" text:style-name="Index_20_Link" text:visited-style-name="Index_20_Link">14.What is the difference between a Local and a Global temporary table?<text:tab/>4</text:a></text:p>
          <text:p text:style-name="P100"><text:a xlink:type="simple" xlink:href="#__RefHeading___Toc2177_1264562886" text:style-name="Index_20_Link" text:visited-style-name="Index_20_Link">15.What is the STUFF function and how does it differ from the REPLACE function?<text:tab/>4</text:a></text:p>
          <text:p text:style-name="P100"><text:a xlink:type="simple" xlink:href="#__RefHeading___Toc2179_1264562886" text:style-name="Index_20_Link" text:visited-style-name="Index_20_Link">16.How to get @@ERROR and @@ROWCOUNT at the same time?<text:tab/>4</text:a></text:p>
          <text:p text:style-name="P100"><text:a xlink:type="simple" xlink:href="#__RefHeading___Toc2181_1264562886" text:style-name="Index_20_Link" text:visited-style-name="Index_20_Link">17.What is a Scheduled Jobs or What is a Scheduled Tasks?<text:tab/>4</text:a></text:p>
          <text:p text:style-name="P100"><text:a xlink:type="simple" xlink:href="#__RefHeading___Toc2183_1264562886" text:style-name="Index_20_Link" text:visited-style-name="Index_20_Link">18.How do you create a Scheduled Job?<text:tab/>5</text:a></text:p>
          <text:p text:style-name="P100"><text:a xlink:type="simple" xlink:href="#__RefHeading___Toc2185_1264562886" text:style-name="Index_20_Link" text:visited-style-name="Index_20_Link">19.What are the advantages of using Stored Procedures?<text:tab/>5</text:a></text:p>
          <text:p text:style-name="P100"><text:a xlink:type="simple" xlink:href="#__RefHeading___Toc2187_1264562886" text:style-name="Index_20_Link" text:visited-style-name="Index_20_Link">20.What is a table called, if it has neither Cluster nor Non-cluster Index? What is it used for?<text:tab/>5</text:a></text:p>
          <text:p text:style-name="P100"><text:a xlink:type="simple" xlink:href="#__RefHeading___Toc2189_1264562886" text:style-name="Index_20_Link" text:visited-style-name="Index_20_Link">21.Can SQL Servers linked to other servers like Oracle?<text:tab/>5</text:a></text:p>
          <text:p text:style-name="P100"><text:a xlink:type="simple" xlink:href="#__RefHeading___Toc2191_1264562886" text:style-name="Index_20_Link" text:visited-style-name="Index_20_Link">22.What is BCP? When does it used?<text:tab/>5</text:a></text:p>
          <text:p text:style-name="P100"><text:a xlink:type="simple" xlink:href="#__RefHeading___Toc2193_1264562886" text:style-name="Index_20_Link" text:visited-style-name="Index_20_Link">23.How to implement one-to-one, one-to-many and many-to-many relationships while designing tables?<text:tab/>6</text:a></text:p>
          <text:p text:style-name="P100"><text:a xlink:type="simple" xlink:href="#__RefHeading___Toc2195_1264562886" text:style-name="Index_20_Link" text:visited-style-name="Index_20_Link">24.What is an execution plan? When would you use it? How would you view the execution plan?<text:tab/>6</text:a></text:p>
          <text:p text:style-name="P100"><text:a xlink:type="simple" xlink:href="#__RefHeading___Toc2197_1264562886" text:style-name="Index_20_Link" text:visited-style-name="Index_20_Link">25.What is the function of SQL Server Agent Windows service?<text:tab/>6</text:a></text:p>
          <text:p text:style-name="P100"><text:a xlink:type="simple" xlink:href="#__RefHeading___Toc2199_1264562886" text:style-name="Index_20_Link" text:visited-style-name="Index_20_Link">26.Explain different types of Locks in SQL Server.<text:tab/>6</text:a></text:p>
          <text:p text:style-name="P100"><text:a xlink:type="simple" xlink:href="#__RefHeading___Toc2201_1264562886" text:style-name="Index_20_Link" text:visited-style-name="Index_20_Link">27.What is DBCC? Give few examples.<text:tab/>7</text:a></text:p>
          <text:p text:style-name="P100"><text:a xlink:type="simple" xlink:href="#__RefHeading___Toc2203_1264562886" text:style-name="Index_20_Link" text:visited-style-name="Index_20_Link">28.What is CTE (Common Table Expression)?<text:tab/>7</text:a></text:p>
          <text:p text:style-name="P100"><text:a xlink:type="simple" xlink:href="#__RefHeading___Toc2205_1264562886" text:style-name="Index_20_Link" text:visited-style-name="Index_20_Link">29.What is use of EXCEPT clause? How does it differ from NOT IN clause?<text:tab/>7</text:a></text:p>
          <text:p text:style-name="P100"><text:a xlink:type="simple" xlink:href="#__RefHeading___Toc2207_1264562886" text:style-name="Index_20_Link" text:visited-style-name="Index_20_Link">30.What is difference between Index Seek vs. Index Scan?<text:tab/>7</text:a></text:p>
          <text:p text:style-name="P100"><text:a xlink:type="simple" xlink:href="#__RefHeading___Toc2209_1264562886" text:style-name="Index_20_Link" text:visited-style-name="Index_20_Link">31.What is OPENXML in SQL Server?<text:tab/>8</text:a></text:p>
          <text:p text:style-name="P100"><text:a xlink:type="simple" xlink:href="#__RefHeading___Toc2211_1264562886" text:style-name="Index_20_Link" text:visited-style-name="Index_20_Link">32.What are Sparse columns?<text:tab/>8</text:a></text:p>
          <text:p text:style-name="P100"><text:a xlink:type="simple" xlink:href="#__RefHeading___Toc2213_1264562886" text:style-name="Index_20_Link" text:visited-style-name="Index_20_Link">33.What is RANK function?<text:tab/>8</text:a></text:p>
          <text:p text:style-name="P100"><text:a xlink:type="simple" xlink:href="#__RefHeading___Toc2215_1264562886" text:style-name="Index_20_Link" text:visited-style-name="Index_20_Link">34.What are different types of replication in SQL Server?<text:tab/>8</text:a></text:p>
          <text:p text:style-name="P100"><text:a xlink:type="simple" xlink:href="#__RefHeading___Toc2217_1264562886" text:style-name="Index_20_Link" text:visited-style-name="Index_20_Link">35.What are Magic tables in SQL Server?<text:tab/>9</text:a></text:p>
          <text:p text:style-name="P100"><text:a xlink:type="simple" xlink:href="#__RefHeading___Toc2221_1264562886" text:style-name="Index_20_Link" text:visited-style-name="Index_20_Link">36.How does SQL Server store the data?<text:tab/>9</text:a></text:p>
          <text:p text:style-name="P100"><text:a xlink:type="simple" xlink:href="#__RefHeading___Toc2006_849696345" text:style-name="Index_20_Link" text:visited-style-name="Index_20_Link">37.What is the maximum limit of SQL Server instances for a standalone computer? (2008 R2)<text:tab/>9</text:a></text:p>
          <text:p text:style-name="P100"><text:a xlink:type="simple" xlink:href="#__RefHeading___Toc2008_849696345" text:style-name="Index_20_Link" text:visited-style-name="Index_20_Link">38.What is the cluster node limitation?<text:tab/>9</text:a></text:p>
          <text:p text:style-name="P100"><text:a xlink:type="simple" xlink:href="#__RefHeading___Toc2010_849696345" text:style-name="Index_20_Link" text:visited-style-name="Index_20_Link">39.Can we install SQL Server using a configure file?<text:tab/>10</text:a></text:p>
          <text:p text:style-name="P100"><text:a xlink:type="simple" xlink:href="#__RefHeading___Toc2012_849696345" text:style-name="Index_20_Link" text:visited-style-name="Index_20_Link">40.What are the top performance counters to be monitor in Performance Monitor?<text:tab/>10</text:a></text:p>
          <text:p text:style-name="P100"><text:a xlink:type="simple" xlink:href="#__RefHeading___Toc2014_849696345" text:style-name="Index_20_Link" text:visited-style-name="Index_20_Link">41.What is the option ”Lock Pages in Memory”?<text:tab/>10</text:a></text:p>
          <text:p text:style-name="P100"><text:a xlink:type="simple" xlink:href="#__RefHeading___Toc2016_849696345" text:style-name="Index_20_Link" text:visited-style-name="Index_20_Link">42.What are the agents in replication?<text:tab/>10</text:a></text:p>
          <text:p text:style-name="P100"><text:soft-page-break/><text:a xlink:type="simple" xlink:href="#__RefHeading___Toc2018_849696345" text:style-name="Index_20_Link" text:visited-style-name="Index_20_Link">43.What are the phases of sql server database restore process?<text:tab/>11</text:a></text:p>
          <text:p text:style-name="P100"><text:a xlink:type="simple" xlink:href="#__RefHeading___Toc2018_8496963451" text:style-name="Index_20_Link" text:visited-style-name="Index_20_Link">44.What recovery models exist for backups?<text:tab/>11</text:a></text:p>
          <text:p text:style-name="P100"><text:a xlink:type="simple" xlink:href="#__RefHeading___Toc1337_1381775462" text:style-name="Index_20_Link" text:visited-style-name="Index_20_Link">45.What backup types exist in SQL Server?<text:tab/>11</text:a></text:p>
          <text:p text:style-name="P100"><text:a xlink:type="simple" xlink:href="#__RefHeading___Toc1339_1381775462" text:style-name="Index_20_Link" text:visited-style-name="Index_20_Link">46.What system databases exist in SQL Server?<text:tab/>11</text:a></text:p>
          <text:p text:style-name="P100"><text:a xlink:type="simple" xlink:href="#__RefHeading___Toc1341_1381775462" text:style-name="Index_20_Link" text:visited-style-name="Index_20_Link">47.Name some useful stored procedures.<text:tab/>12</text:a></text:p>
          <text:p text:style-name="P100"><text:a xlink:type="simple" xlink:href="#__RefHeading___Toc1343_1381775462" text:style-name="Index_20_Link" text:visited-style-name="Index_20_Link">48.Name some fixed server and database roles.<text:tab/>12</text:a></text:p>
          <text:p text:style-name="P100"><text:a xlink:type="simple" xlink:href="#__RefHeading___Toc1347_1381775462" text:style-name="Index_20_Link" text:visited-style-name="Index_20_Link">49.How are variables and temporary tables defined in T-SQLAnalyzer?<text:tab/>12</text:a></text:p>
          <text:p text:style-name="P100"><text:a xlink:type="simple" xlink:href="#__RefHeading___Toc1641_925204173" text:style-name="Index_20_Link" text:visited-style-name="Index_20_Link">50.Name some SQL Server services.<text:tab/>13</text:a></text:p>
          <text:p text:style-name="P100"><text:a xlink:type="simple" xlink:href="#__RefHeading___Toc1643_925204173" text:style-name="Index_20_Link" text:visited-style-name="Index_20_Link">51.Name some SQL Server GUI tools.<text:tab/>13</text:a></text:p>
          <text:p text:style-name="P100"><text:a xlink:type="simple" xlink:href="#__RefHeading___Toc1645_925204173" text:style-name="Index_20_Link" text:visited-style-name="Index_20_Link">52.Name some SQL Server command line tools.<text:tab/>13</text:a></text:p>
          <text:p text:style-name="P100"><text:a xlink:type="simple" xlink:href="#__RefHeading___Toc1647_925204173" text:style-name="Index_20_Link" text:visited-style-name="Index_20_Link">53.What is the sql_variant data type?<text:tab/>13</text:a></text:p>
          <text:p text:style-name="P100"><text:a xlink:type="simple" xlink:href="#__RefHeading___Toc1649_925204173" text:style-name="Index_20_Link" text:visited-style-name="Index_20_Link">54.Name some important system tables and views.<text:tab/>13</text:a></text:p>
          <text:p text:style-name="P100"><text:a xlink:type="simple" xlink:href="#__RefHeading___Toc1651_925204173" text:style-name="Index_20_Link" text:visited-style-name="Index_20_Link">55.What transaction types exist in SQL Server?<text:tab/>13</text:a></text:p>
          <text:p text:style-name="P100"><text:a xlink:type="simple" xlink:href="#__RefHeading___Toc1655_925204173" text:style-name="Index_20_Link" text:visited-style-name="Index_20_Link">56.What isolation levels exist in SQL Server?<text:tab/>14</text:a></text:p>
          <text:p text:style-name="P100"><text:a xlink:type="simple" xlink:href="#__RefHeading___Toc1657_925204173" text:style-name="Index_20_Link" text:visited-style-name="Index_20_Link">57.How can you move data in SQL Server?<text:tab/>14</text:a></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1e47b6"/>
    </style:style>
    <style:page-layout style:name="Mpm1">
      <style:page-layout-properties fo:page-width="21.001cm" fo:page-height="29.7cm" style:num-format="1" style:print-orientation="portrait" fo:margin-top="1.6cm" fo:margin-bottom="1.6cm" fo:margin-left="1.799cm" fo:margin-right="1.7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SQL Server ---<text:tab/><text:tab/></text:span><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do </meta:initial-creator>
    <meta:creation-date>2014-12-07T08:55:23.547408200</meta:creation-date>
    <dc:date>2017-01-04T18:31:50.951406077</dc:date>
    <meta:editing-duration>PT3H16M42S</meta:editing-duration>
    <meta:editing-cycles>67</meta:editing-cycles>
    <meta:generator>LibreOffice/5.2.3.1$Linux_X86_64 LibreOffice_project/20m0$Build-1</meta:generator>
    <meta:document-statistic meta:table-count="0" meta:image-count="0" meta:object-count="0" meta:page-count="16" meta:paragraph-count="389" meta:word-count="5334" meta:character-count="31685" meta:non-whitespace-character-count="26662"/>
  </office:meta>
</office:document-meta>
</file>